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12.33mm"/>
    </style:style>
    <style:style style:name="co18" style:family="table-column">
      <style:table-column-properties fo:break-before="auto" style:column-width="21.59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2.97mm"/>
    </style:style>
    <style:style style:name="co21" style:family="table-column">
      <style:table-column-properties fo:break-before="auto" style:column-width="24.04mm"/>
    </style:style>
    <style:style style:name="co22" style:family="table-column">
      <style:table-column-properties fo:break-before="auto" style:column-width="90.51mm"/>
    </style:style>
    <style:style style:name="co23" style:family="table-column">
      <style:table-column-properties fo:break-before="auto" style:column-width="124.02mm"/>
    </style:style>
    <style:style style:name="co24" style:family="table-column">
      <style:table-column-properties fo:break-before="auto" style:column-width="73.62mm"/>
    </style:style>
    <style:style style:name="co25" style:family="table-column">
      <style:table-column-properties fo:break-before="auto" style:column-width="74.17mm"/>
    </style:style>
    <style:style style:name="co26" style:family="table-column">
      <style:table-column-properties fo:break-before="auto" style:column-width="60.01mm"/>
    </style:style>
    <style:style style:name="co27" style:family="table-column">
      <style:table-column-properties fo:break-before="auto" style:column-width="55.1mm"/>
    </style:style>
    <style:style style:name="co28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portrait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1080" calcext:value-type="float">
            <text:p>108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347" calcext:value-type="float">
            <text:p>347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649" calcext:value-type="float">
            <text:p>649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51" calcext:value-type="float">
            <text:p>951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light-shoulder-l.png</text:p>
          </table:table-cell>
          <table:table-cell office:value-type="float" office:value="303" calcext:value-type="float">
            <text:p>303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93" calcext:value-type="float">
            <text:p>393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67" calcext:value-type="float">
            <text:p>567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light-shoulder-r.png</text:p>
          </table:table-cell>
          <table:table-cell office:value-type="float" office:value="303" calcext:value-type="float">
            <text:p>303</text:p>
          </table:table-cell>
          <table:table-cell office:value-type="float" office:value="169" calcext:value-type="float">
            <text:p>169</text:p>
          </table:table-cell>
          <table:table-cell office:value-type="float" office:value="750" calcext:value-type="float">
            <text:p>750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light-act2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806.325" calcext:value-type="float">
            <text:p>806.325</text:p>
          </table:table-cell>
          <table:table-cell office:value-type="float" office:value="1564.5" calcext:value-type="float">
            <text:p>1564.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light-act2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603.675" calcext:value-type="float">
            <text:p>603.675</text:p>
          </table:table-cell>
          <table:table-cell office:value-type="float" office:value="1681.5" calcext:value-type="float">
            <text:p>1681.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btn-fast-forwar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btn-loa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35" calcext:value-type="float">
            <text:p>335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btn-save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637" calcext:value-type="float">
            <text:p>637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btn-menu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939" calcext:value-type="float">
            <text:p>939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btn-l.png</text:p>
          </table:table-cell>
          <table:table-cell office:value-type="float" office:value="327" calcext:value-type="float">
            <text:p>327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l’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03.272" calcext:value-type="float">
            <text:p>103.272</text:p>
          </table:table-cell>
          <table:table-cell office:value-type="float" office:value="1302.471" calcext:value-type="float">
            <text:p>1302.47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l’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l’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btn-selec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381" calcext:value-type="float">
            <text:p>381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btn-star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555" calcext:value-type="float">
            <text:p>555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btn-r.png</text:p>
          </table:table-cell>
          <table:table-cell office:value-type="float" office:value="327" calcext:value-type="float">
            <text:p>327</text:p>
          </table:table-cell>
          <table:table-cell office:value-type="float" office:value="193" calcext:value-type="float">
            <text:p>193</text:p>
          </table:table-cell>
          <table:table-cell office:value-type="float" office:value="738" calcext:value-type="float">
            <text:p>73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738" calcext:value-type="float">
            <text:p>73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r’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832.728" calcext:value-type="float">
            <text:p>832.728</text:p>
          </table:table-cell>
          <table:table-cell office:value-type="float" office:value="1302.471" calcext:value-type="float">
            <text:p>1302.47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r’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921" calcext:value-type="float">
            <text:p>921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r’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btn-dpad-up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btn-dpad-lef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btn-dpad-righ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btn-dpad-down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p-area-dpad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24" calcext:value-type="float">
            <text:p>24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btn-act2-a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806.325" calcext:value-type="float">
            <text:p>806.325</text:p>
          </table:table-cell>
          <table:table-cell office:value-type="float" office:value="1564.5" calcext:value-type="float">
            <text:p>1564.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’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btn-act2-b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603.675" calcext:value-type="float">
            <text:p>603.675</text:p>
          </table:table-cell>
          <table:table-cell office:value-type="float" office:value="1681.5" calcext:value-type="float">
            <text:p>1681.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’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90" calcext:value-type="float">
            <text:p>690</text:p>
          </table:table-cell>
          <table:table-cell office:value-type="float" office:value="1533.331" calcext:value-type="float">
            <text:p>1533.33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1 for ‘a|b’ corner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94" calcext:value-type="float">
            <text:p>894</text:p>
          </table:table-cell>
          <table:table-cell office:value-type="float" office:value="1886.669" calcext:value-type="float">
            <text:p>1886.669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2 for ‘a|b’ corner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area-act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564" calcext:value-type="float">
            <text:p>564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oration border for 'abxy_area'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link to landscape overlay</text:p>
          </table:table-cell>
          <table:table-cell table:number-columns-repeated="16370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office:forms form:automatic-focus="false" form:apply-design-mode="false"/>
        <table:table-column table:style-name="co16" table:default-cell-style-name="ce2"/>
        <table:table-column table:style-name="co15" table:number-columns-repeated="2" table:default-cell-style-name="ce2"/>
        <table:table-column table:style-name="co17" table:default-cell-style-name="ce2"/>
        <table:table-column table:style-name="co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6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portrait'&#10;overlay0_name = &quot;portrait&quot;&#10;overlay0_full_screen = true&#10;overlay0_normalized = true&#10;overlay0_range_mod = 1.5&#10;overlay0_alpha_mod = 1&#10;overlay0_aspect_ratio = 0.45&#10;overlay0_descs = 47" calcext:value-type="string">
            <text:p>## Overlay 'portrait'</text:p>
            <text:p>overlay0_name = "portrait"</text:p>
            <text:p>overlay0_full_screen = true</text:p>
            <text:p>overlay0_normalized = true</text:p>
            <text:p>overlay0_range_mod = 1.5</text:p>
            <text:p>overlay0_alpha_mod = 1</text:p>
            <text:p>overlay0_aspect_ratio = 0.45</text:p>
            <text:p>overlay0_descs = 47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portrait' &gt; 0 &gt; light for 'toggle_fast_forward'&#10;overlay0_desc0 = &quot;toggle_fast_forward,0.08056,0.9225,radial,0.03889,0.0175&quot;&#10;overlay0_desc0_overlay = p-light-hotkey.png&#10;overlay0_desc0_reach_x = 0&#10;overlay0_desc0_alpha_mod = 20" calcext:value-type="string">
            <text:p>### Overlay 'portrait' &gt; 0 &gt; light for 'toggle_fast_forward'</text:p>
            <text:p>overlay0_desc0 = "toggle_fast_forward,0.08056,0.9225,radial,0.03889,0.0175"</text:p>
            <text:p>overlay0_desc0_overlay = p-light-hotkey.png</text:p>
            <text:p>overlay0_desc0_reach_x = 0</text:p>
            <text:p>overlay0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2" calcext:value-type="float">
            <text:p>42</text:p>
          </table:table-cell>
          <table:table-cell table:formula="of:=[$source.E4]/2" office:value-type="float" office:value="42" calcext:value-type="float">
            <text:p>42</text:p>
          </table:table-cell>
          <table:table-cell table:formula="of:=[$source.F4]+[.E3]" office:value-type="float" office:value="87" calcext:value-type="float">
            <text:p>87</text:p>
          </table:table-cell>
          <table:table-cell table:formula="of:=[$source.G4]+[.F3]" office:value-type="float" office:value="2214" calcext:value-type="float">
            <text:p>2214</text:p>
          </table:table-cell>
          <table:table-cell table:formula="of:=ROUND([.E3]/[$source.$F$1];5)" office:value-type="float" office:value="0.03889" calcext:value-type="float">
            <text:p>0.03889</text:p>
          </table:table-cell>
          <table:table-cell table:formula="of:=ROUND([.F3]/[$source.$H$1];5)" office:value-type="float" office:value="0.0175" calcext:value-type="float">
            <text:p>0.0175</text:p>
          </table:table-cell>
          <table:table-cell table:formula="of:=ROUND([.G3]/[$source.$F$1];5)" office:value-type="float" office:value="0.08056" calcext:value-type="float">
            <text:p>0.08056</text:p>
          </table:table-cell>
          <table:table-cell table:formula="of:=ROUND([.H3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portrait' &gt; 0 &gt; light for 'toggle_fast_forward'" calcext:value-type="string">
            <text:p>### Overlay 'portrait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0_desc0 = &quot;toggle_fast_forward,0.08056,0.9225,radial,0.03889,0.0175&quot;" calcext:value-type="string">
            <text:p>overlay0_desc0 = "toggle_fast_forward,0.08056,0.9225,radial,0.03889,0.0175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0_desc0_overlay = p-light-hotkey.png" calcext:value-type="string">
            <text:p>overlay0_desc0_overlay = p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0_desc0_reach_x = 0" calcext:value-type="string">
            <text:p>overlay0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0_desc0_alpha_mod = 20" calcext:value-type="string">
            <text:p>overlay0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portrait' &gt; 1 &gt; light for 'load_state'&#10;overlay0_desc1 = &quot;load_state,0.36019,0.9225,radial,0.03889,0.0175&quot;&#10;overlay0_desc1_overlay = p-light-hotkey.png&#10;overlay0_desc1_reach_x = 0&#10;overlay0_desc1_alpha_mod = 20" calcext:value-type="string">
            <text:p>### Overlay 'portrait' &gt; 1 &gt; light for 'load_state'</text:p>
            <text:p>overlay0_desc1 = "load_state,0.36019,0.9225,radial,0.03889,0.0175"</text:p>
            <text:p>overlay0_desc1_overlay = p-light-hotkey.png</text:p>
            <text:p>overlay0_desc1_reach_x = 0</text:p>
            <text:p>overlay0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2" calcext:value-type="float">
            <text:p>42</text:p>
          </table:table-cell>
          <table:table-cell table:formula="of:=[$source.E5]/2" office:value-type="float" office:value="42" calcext:value-type="float">
            <text:p>42</text:p>
          </table:table-cell>
          <table:table-cell table:formula="of:=[$source.F5]+[.E4]" office:value-type="float" office:value="389" calcext:value-type="float">
            <text:p>389</text:p>
          </table:table-cell>
          <table:table-cell table:formula="of:=[$source.G5]+[.F4]" office:value-type="float" office:value="2214" calcext:value-type="float">
            <text:p>2214</text:p>
          </table:table-cell>
          <table:table-cell table:formula="of:=ROUND([.E4]/[$source.$F$1];5)" office:value-type="float" office:value="0.03889" calcext:value-type="float">
            <text:p>0.03889</text:p>
          </table:table-cell>
          <table:table-cell table:formula="of:=ROUND([.F4]/[$source.$H$1];5)" office:value-type="float" office:value="0.0175" calcext:value-type="float">
            <text:p>0.0175</text:p>
          </table:table-cell>
          <table:table-cell table:formula="of:=ROUND([.G4]/[$source.$F$1];5)" office:value-type="float" office:value="0.36019" calcext:value-type="float">
            <text:p>0.36019</text:p>
          </table:table-cell>
          <table:table-cell table:formula="of:=ROUND([.H4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portrait' &gt; 1 &gt; light for 'load_state'" calcext:value-type="string">
            <text:p>### Overlay 'portrait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0_desc1 = &quot;load_state,0.36019,0.9225,radial,0.03889,0.0175&quot;" calcext:value-type="string">
            <text:p>overlay0_desc1 = "load_state,0.36019,0.9225,radial,0.03889,0.0175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0_desc1_overlay = p-light-hotkey.png" calcext:value-type="string">
            <text:p>overlay0_desc1_overlay = p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0_desc1_reach_x = 0" calcext:value-type="string">
            <text:p>overlay0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0_desc1_alpha_mod = 20" calcext:value-type="string">
            <text:p>overlay0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portrait' &gt; 2 &gt; light for 'save_state'&#10;overlay0_desc2 = &quot;save_state,0.63981,0.9225,radial,0.03889,0.0175&quot;&#10;overlay0_desc2_overlay = p-light-hotkey.png&#10;overlay0_desc2_reach_x = 0&#10;overlay0_desc2_alpha_mod = 20" calcext:value-type="string">
            <text:p>### Overlay 'portrait' &gt; 2 &gt; light for 'save_state'</text:p>
            <text:p>overlay0_desc2 = "save_state,0.63981,0.9225,radial,0.03889,0.0175"</text:p>
            <text:p>overlay0_desc2_overlay = p-light-hotkey.png</text:p>
            <text:p>overlay0_desc2_reach_x = 0</text:p>
            <text:p>overlay0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2" calcext:value-type="float">
            <text:p>42</text:p>
          </table:table-cell>
          <table:table-cell table:formula="of:=[$source.E6]/2" office:value-type="float" office:value="42" calcext:value-type="float">
            <text:p>42</text:p>
          </table:table-cell>
          <table:table-cell table:formula="of:=[$source.F6]+[.E5]" office:value-type="float" office:value="691" calcext:value-type="float">
            <text:p>691</text:p>
          </table:table-cell>
          <table:table-cell table:formula="of:=[$source.G6]+[.F5]" office:value-type="float" office:value="2214" calcext:value-type="float">
            <text:p>2214</text:p>
          </table:table-cell>
          <table:table-cell table:formula="of:=ROUND([.E5]/[$source.$F$1];5)" office:value-type="float" office:value="0.03889" calcext:value-type="float">
            <text:p>0.03889</text:p>
          </table:table-cell>
          <table:table-cell table:formula="of:=ROUND([.F5]/[$source.$H$1];5)" office:value-type="float" office:value="0.0175" calcext:value-type="float">
            <text:p>0.0175</text:p>
          </table:table-cell>
          <table:table-cell table:formula="of:=ROUND([.G5]/[$source.$F$1];5)" office:value-type="float" office:value="0.63981" calcext:value-type="float">
            <text:p>0.63981</text:p>
          </table:table-cell>
          <table:table-cell table:formula="of:=ROUND([.H5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portrait' &gt; 2 &gt; light for 'save_state'" calcext:value-type="string">
            <text:p>### Overlay 'portrait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0_desc2 = &quot;save_state,0.63981,0.9225,radial,0.03889,0.0175&quot;" calcext:value-type="string">
            <text:p>overlay0_desc2 = "save_state,0.63981,0.9225,radial,0.03889,0.0175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0_desc2_overlay = p-light-hotkey.png" calcext:value-type="string">
            <text:p>overlay0_desc2_overlay = p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0_desc2_reach_x = 0" calcext:value-type="string">
            <text:p>overlay0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0_desc2_alpha_mod = 20" calcext:value-type="string">
            <text:p>overlay0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portrait' &gt; 3 &gt; light for 'menu_toggle'&#10;overlay0_desc3 = &quot;menu_toggle,0.91944,0.9225,radial,0.03889,0.0175&quot;&#10;overlay0_desc3_overlay = p-light-hotkey.png&#10;overlay0_desc3_reach_x = 0&#10;overlay0_desc3_alpha_mod = 20" calcext:value-type="string">
            <text:p>### Overlay 'portrait' &gt; 3 &gt; light for 'menu_toggle'</text:p>
            <text:p>overlay0_desc3 = "menu_toggle,0.91944,0.9225,radial,0.03889,0.0175"</text:p>
            <text:p>overlay0_desc3_overlay = p-light-hotkey.png</text:p>
            <text:p>overlay0_desc3_reach_x = 0</text:p>
            <text:p>overlay0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2" calcext:value-type="float">
            <text:p>42</text:p>
          </table:table-cell>
          <table:table-cell table:formula="of:=[$source.E7]/2" office:value-type="float" office:value="42" calcext:value-type="float">
            <text:p>42</text:p>
          </table:table-cell>
          <table:table-cell table:formula="of:=[$source.F7]+[.E6]" office:value-type="float" office:value="993" calcext:value-type="float">
            <text:p>993</text:p>
          </table:table-cell>
          <table:table-cell table:formula="of:=[$source.G7]+[.F6]" office:value-type="float" office:value="2214" calcext:value-type="float">
            <text:p>2214</text:p>
          </table:table-cell>
          <table:table-cell table:formula="of:=ROUND([.E6]/[$source.$F$1];5)" office:value-type="float" office:value="0.03889" calcext:value-type="float">
            <text:p>0.03889</text:p>
          </table:table-cell>
          <table:table-cell table:formula="of:=ROUND([.F6]/[$source.$H$1];5)" office:value-type="float" office:value="0.0175" calcext:value-type="float">
            <text:p>0.0175</text:p>
          </table:table-cell>
          <table:table-cell table:formula="of:=ROUND([.G6]/[$source.$F$1];5)" office:value-type="float" office:value="0.91944" calcext:value-type="float">
            <text:p>0.91944</text:p>
          </table:table-cell>
          <table:table-cell table:formula="of:=ROUND([.H6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portrait' &gt; 3 &gt; light for 'menu_toggle'" calcext:value-type="string">
            <text:p>### Overlay 'portrait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0_desc3 = &quot;menu_toggle,0.91944,0.9225,radial,0.03889,0.0175&quot;" calcext:value-type="string">
            <text:p>overlay0_desc3 = "menu_toggle,0.91944,0.9225,radial,0.03889,0.0175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0_desc3_overlay = p-light-hotkey.png" calcext:value-type="string">
            <text:p>overlay0_desc3_overlay = p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0_desc3_reach_x = 0" calcext:value-type="string">
            <text:p>overlay0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0_desc3_alpha_mod = 20" calcext:value-type="string">
            <text:p>overlay0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portrait' &gt; 4 &gt; light for 'l'&#10;overlay0_desc4 = &quot;l,0.16528,0.57771,rect,0.14028,0.03521&quot;&#10;overlay0_desc4_overlay = p-light-shoulder-l.png&#10;overlay0_desc4_reach_x = 0&#10;overlay0_desc4_alpha_mod = 20" calcext:value-type="string">
            <text:p>### Overlay 'portrait' &gt; 4 &gt; light for 'l'</text:p>
            <text:p>overlay0_desc4 = "l,0.16528,0.57771,rect,0.14028,0.03521"</text:p>
            <text:p>overlay0_desc4_overlay = p-light-shoulder-l.png</text:p>
            <text:p>overlay0_desc4_reach_x = 0</text:p>
            <text:p>overlay0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151.5" calcext:value-type="float">
            <text:p>151.5</text:p>
          </table:table-cell>
          <table:table-cell table:formula="of:=[$source.E8]/2" office:value-type="float" office:value="84.5" calcext:value-type="float">
            <text:p>84.5</text:p>
          </table:table-cell>
          <table:table-cell table:formula="of:=[$source.F8]+[.E7]" office:value-type="float" office:value="178.5" calcext:value-type="float">
            <text:p>178.5</text:p>
          </table:table-cell>
          <table:table-cell table:formula="of:=[$source.G8]+[.F7]" office:value-type="float" office:value="1386.5" calcext:value-type="float">
            <text:p>1386.5</text:p>
          </table:table-cell>
          <table:table-cell table:formula="of:=ROUND([.E7]/[$source.$F$1];5)" office:value-type="float" office:value="0.14028" calcext:value-type="float">
            <text:p>0.14028</text:p>
          </table:table-cell>
          <table:table-cell table:formula="of:=ROUND([.F7]/[$source.$H$1];5)" office:value-type="float" office:value="0.03521" calcext:value-type="float">
            <text:p>0.03521</text:p>
          </table:table-cell>
          <table:table-cell table:formula="of:=ROUND([.G7]/[$source.$F$1];5)" office:value-type="float" office:value="0.16528" calcext:value-type="float">
            <text:p>0.16528</text:p>
          </table:table-cell>
          <table:table-cell table:formula="of:=ROUND([.H7]/[$source.$H$1];5)" office:value-type="float" office:value="0.57771" calcext:value-type="float">
            <text:p>0.57771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portrait' &gt; 4 &gt; light for 'l'" calcext:value-type="string">
            <text:p>### Overlay 'portrait' &gt; 4 &gt; light for 'l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0_desc4 = &quot;l,0.16528,0.57771,rect,0.14028,0.03521&quot;" calcext:value-type="string">
            <text:p>overlay0_desc4 = "l,0.16528,0.57771,rect,0.14028,0.03521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0_desc4_overlay = p-light-shoulder-l.png" calcext:value-type="string">
            <text:p>overlay0_desc4_overlay = p-light-shoulder-l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0_desc4_reach_x = 0" calcext:value-type="string">
            <text:p>overlay0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0_desc4_alpha_mod = 20" calcext:value-type="string">
            <text:p>overlay0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portrait' &gt; 5 &gt; light for 'select'&#10;overlay0_desc5 = &quot;select,0.41944,0.58793,radial,0.05556,0.025&quot;&#10;overlay0_desc5_overlay = p-light-shoulder.png&#10;overlay0_desc5_reach_x = 0&#10;overlay0_desc5_alpha_mod = 20" calcext:value-type="string">
            <text:p>### Overlay 'portrait' &gt; 5 &gt; light for 'select'</text:p>
            <text:p>overlay0_desc5 = "select,0.41944,0.58793,radial,0.05556,0.025"</text:p>
            <text:p>overlay0_desc5_overlay = p-light-shoulder.png</text:p>
            <text:p>overlay0_desc5_reach_x = 0</text:p>
            <text:p>overlay0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0" calcext:value-type="float">
            <text:p>60</text:p>
          </table:table-cell>
          <table:table-cell table:formula="of:=[$source.E9]/2" office:value-type="float" office:value="60" calcext:value-type="float">
            <text:p>60</text:p>
          </table:table-cell>
          <table:table-cell table:formula="of:=[$source.F9]+[.E8]" office:value-type="float" office:value="453" calcext:value-type="float">
            <text:p>453</text:p>
          </table:table-cell>
          <table:table-cell table:formula="of:=[$source.G9]+[.F8]" office:value-type="float" office:value="1411.035" calcext:value-type="float">
            <text:p>1411.035</text:p>
          </table:table-cell>
          <table:table-cell table:formula="of:=ROUND([.E8]/[$source.$F$1];5)" office:value-type="float" office:value="0.05556" calcext:value-type="float">
            <text:p>0.05556</text:p>
          </table:table-cell>
          <table:table-cell table:formula="of:=ROUND([.F8]/[$source.$H$1];5)" office:value-type="float" office:value="0.025" calcext:value-type="float">
            <text:p>0.025</text:p>
          </table:table-cell>
          <table:table-cell table:formula="of:=ROUND([.G8]/[$source.$F$1];5)" office:value-type="float" office:value="0.41944" calcext:value-type="float">
            <text:p>0.41944</text:p>
          </table:table-cell>
          <table:table-cell table:formula="of:=ROUND([.H8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portrait' &gt; 5 &gt; light for 'select'" calcext:value-type="string">
            <text:p>### Overlay 'portrait' &gt; 5 &gt; light for 'select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0_desc5 = &quot;select,0.41944,0.58793,radial,0.05556,0.025&quot;" calcext:value-type="string">
            <text:p>overlay0_desc5 = "select,0.41944,0.58793,radial,0.05556,0.025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0_desc5_overlay = p-light-shoulder.png" calcext:value-type="string">
            <text:p>overlay0_desc5_overlay = p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0_desc5_reach_x = 0" calcext:value-type="string">
            <text:p>overlay0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0_desc5_alpha_mod = 20" calcext:value-type="string">
            <text:p>overlay0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portrait' &gt; 6 &gt; light for 'start'&#10;overlay0_desc6 = &quot;start,0.58056,0.58793,radial,0.05556,0.025&quot;&#10;overlay0_desc6_overlay = p-light-shoulder.png&#10;overlay0_desc6_reach_x = 0&#10;overlay0_desc6_alpha_mod = 20" calcext:value-type="string">
            <text:p>### Overlay 'portrait' &gt; 6 &gt; light for 'start'</text:p>
            <text:p>overlay0_desc6 = "start,0.58056,0.58793,radial,0.05556,0.025"</text:p>
            <text:p>overlay0_desc6_overlay = p-light-shoulder.png</text:p>
            <text:p>overlay0_desc6_reach_x = 0</text:p>
            <text:p>overlay0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0" calcext:value-type="float">
            <text:p>60</text:p>
          </table:table-cell>
          <table:table-cell table:formula="of:=[$source.E10]/2" office:value-type="float" office:value="60" calcext:value-type="float">
            <text:p>60</text:p>
          </table:table-cell>
          <table:table-cell table:formula="of:=[$source.F10]+[.E9]" office:value-type="float" office:value="627" calcext:value-type="float">
            <text:p>627</text:p>
          </table:table-cell>
          <table:table-cell table:formula="of:=[$source.G10]+[.F9]" office:value-type="float" office:value="1411.035" calcext:value-type="float">
            <text:p>1411.035</text:p>
          </table:table-cell>
          <table:table-cell table:formula="of:=ROUND([.E9]/[$source.$F$1];5)" office:value-type="float" office:value="0.05556" calcext:value-type="float">
            <text:p>0.05556</text:p>
          </table:table-cell>
          <table:table-cell table:formula="of:=ROUND([.F9]/[$source.$H$1];5)" office:value-type="float" office:value="0.025" calcext:value-type="float">
            <text:p>0.025</text:p>
          </table:table-cell>
          <table:table-cell table:formula="of:=ROUND([.G9]/[$source.$F$1];5)" office:value-type="float" office:value="0.58056" calcext:value-type="float">
            <text:p>0.58056</text:p>
          </table:table-cell>
          <table:table-cell table:formula="of:=ROUND([.H9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portrait' &gt; 6 &gt; light for 'start'" calcext:value-type="string">
            <text:p>### Overlay 'portrait' &gt; 6 &gt; light for 'star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0_desc6 = &quot;start,0.58056,0.58793,radial,0.05556,0.025&quot;" calcext:value-type="string">
            <text:p>overlay0_desc6 = "start,0.58056,0.58793,radial,0.05556,0.025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0_desc6_overlay = p-light-shoulder.png" calcext:value-type="string">
            <text:p>overlay0_desc6_overlay = p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0_desc6_reach_x = 0" calcext:value-type="string">
            <text:p>overlay0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0_desc6_alpha_mod = 20" calcext:value-type="string">
            <text:p>overlay0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portrait' &gt; 7 &gt; light for 'r'&#10;overlay0_desc7 = &quot;r,0.83472,0.57771,rect,0.14028,0.03521&quot;&#10;overlay0_desc7_overlay = p-light-shoulder-r.png&#10;overlay0_desc7_reach_x = 0&#10;overlay0_desc7_alpha_mod = 20" calcext:value-type="string">
            <text:p>### Overlay 'portrait' &gt; 7 &gt; light for 'r'</text:p>
            <text:p>overlay0_desc7 = "r,0.83472,0.57771,rect,0.14028,0.03521"</text:p>
            <text:p>overlay0_desc7_overlay = p-light-shoulder-r.png</text:p>
            <text:p>overlay0_desc7_reach_x = 0</text:p>
            <text:p>overlay0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151.5" calcext:value-type="float">
            <text:p>151.5</text:p>
          </table:table-cell>
          <table:table-cell table:formula="of:=[$source.E11]/2" office:value-type="float" office:value="84.5" calcext:value-type="float">
            <text:p>84.5</text:p>
          </table:table-cell>
          <table:table-cell table:formula="of:=[$source.F11]+[.E10]" office:value-type="float" office:value="901.5" calcext:value-type="float">
            <text:p>901.5</text:p>
          </table:table-cell>
          <table:table-cell table:formula="of:=[$source.G11]+[.F10]" office:value-type="float" office:value="1386.5" calcext:value-type="float">
            <text:p>1386.5</text:p>
          </table:table-cell>
          <table:table-cell table:formula="of:=ROUND([.E10]/[$source.$F$1];5)" office:value-type="float" office:value="0.14028" calcext:value-type="float">
            <text:p>0.14028</text:p>
          </table:table-cell>
          <table:table-cell table:formula="of:=ROUND([.F10]/[$source.$H$1];5)" office:value-type="float" office:value="0.03521" calcext:value-type="float">
            <text:p>0.03521</text:p>
          </table:table-cell>
          <table:table-cell table:formula="of:=ROUND([.G10]/[$source.$F$1];5)" office:value-type="float" office:value="0.83472" calcext:value-type="float">
            <text:p>0.83472</text:p>
          </table:table-cell>
          <table:table-cell table:formula="of:=ROUND([.H10]/[$source.$H$1];5)" office:value-type="float" office:value="0.57771" calcext:value-type="float">
            <text:p>0.57771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portrait' &gt; 7 &gt; light for 'r'" calcext:value-type="string">
            <text:p>### Overlay 'portrait' &gt; 7 &gt; light for 'r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0_desc7 = &quot;r,0.83472,0.57771,rect,0.14028,0.03521&quot;" calcext:value-type="string">
            <text:p>overlay0_desc7 = "r,0.83472,0.57771,rect,0.14028,0.03521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0_desc7_overlay = p-light-shoulder-r.png" calcext:value-type="string">
            <text:p>overlay0_desc7_overlay = p-light-shoulder-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0_desc7_reach_x = 0" calcext:value-type="string">
            <text:p>overlay0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0_desc7_alpha_mod = 20" calcext:value-type="string">
            <text:p>overlay0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portrait' &gt; 8 &gt; light for 'up'&#10;overlay0_desc8 = &quot;up,0.25,0.6625,radial,0.07778,0.035&quot;&#10;overlay0_desc8_overlay = p-light-act4.png&#10;overlay0_desc8_reach_x = 0&#10;overlay0_desc8_alpha_mod = 20" calcext:value-type="string">
            <text:p>### Overlay 'portrait' &gt; 8 &gt; light for 'up'</text:p>
            <text:p>overlay0_desc8 = "up,0.25,0.6625,radial,0.07778,0.035"</text:p>
            <text:p>overlay0_desc8_overlay = p-light-act4.png</text:p>
            <text:p>overlay0_desc8_reach_x = 0</text:p>
            <text:p>overlay0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84" calcext:value-type="float">
            <text:p>84</text:p>
          </table:table-cell>
          <table:table-cell table:formula="of:=[$source.E12]/2" office:value-type="float" office:value="84" calcext:value-type="float">
            <text:p>84</text:p>
          </table:table-cell>
          <table:table-cell table:formula="of:=[$source.F12]+[.E11]" office:value-type="float" office:value="270" calcext:value-type="float">
            <text:p>270</text:p>
          </table:table-cell>
          <table:table-cell table:formula="of:=[$source.G12]+[.F11]" office:value-type="float" office:value="1590" calcext:value-type="float">
            <text:p>1590</text:p>
          </table:table-cell>
          <table:table-cell table:formula="of:=ROUND([.E11]/[$source.$F$1];5)" office:value-type="float" office:value="0.07778" calcext:value-type="float">
            <text:p>0.07778</text:p>
          </table:table-cell>
          <table:table-cell table:formula="of:=ROUND([.F11]/[$source.$H$1];5)" office:value-type="float" office:value="0.035" calcext:value-type="float">
            <text:p>0.035</text:p>
          </table:table-cell>
          <table:table-cell table:formula="of:=ROUND([.G11]/[$source.$F$1];5)" office:value-type="float" office:value="0.25" calcext:value-type="float">
            <text:p>0.25</text:p>
          </table:table-cell>
          <table:table-cell table:formula="of:=ROUND([.H11]/[$source.$H$1];5)" office:value-type="float" office:value="0.6625" calcext:value-type="float">
            <text:p>0.6625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portrait' &gt; 8 &gt; light for 'up'" calcext:value-type="string">
            <text:p>### Overlay 'portrait' &gt; 8 &gt; light for 'up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0_desc8 = &quot;up,0.25,0.6625,radial,0.07778,0.035&quot;" calcext:value-type="string">
            <text:p>overlay0_desc8 = "up,0.25,0.6625,radial,0.07778,0.035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0_desc8_overlay = p-light-act4.png" calcext:value-type="string">
            <text:p>overlay0_desc8_overlay = p-light-act4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0_desc8_reach_x = 0" calcext:value-type="string">
            <text:p>overlay0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0_desc8_alpha_mod = 20" calcext:value-type="string">
            <text:p>overlay0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portrait' &gt; 9 &gt; light for 'left'&#10;overlay0_desc9 = &quot;left,0.12222,0.72,radial,0.07778,0.035&quot;&#10;overlay0_desc9_overlay = p-light-act4.png&#10;overlay0_desc9_reach_x = 0&#10;overlay0_desc9_alpha_mod = 20" calcext:value-type="string">
            <text:p>### Overlay 'portrait' &gt; 9 &gt; light for 'left'</text:p>
            <text:p>overlay0_desc9 = "left,0.12222,0.72,radial,0.07778,0.035"</text:p>
            <text:p>overlay0_desc9_overlay = p-light-act4.png</text:p>
            <text:p>overlay0_desc9_reach_x = 0</text:p>
            <text:p>overlay0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84" calcext:value-type="float">
            <text:p>84</text:p>
          </table:table-cell>
          <table:table-cell table:formula="of:=[$source.E13]/2" office:value-type="float" office:value="84" calcext:value-type="float">
            <text:p>84</text:p>
          </table:table-cell>
          <table:table-cell table:formula="of:=[$source.F13]+[.E12]" office:value-type="float" office:value="132" calcext:value-type="float">
            <text:p>132</text:p>
          </table:table-cell>
          <table:table-cell table:formula="of:=[$source.G13]+[.F12]" office:value-type="float" office:value="1728" calcext:value-type="float">
            <text:p>1728</text:p>
          </table:table-cell>
          <table:table-cell table:formula="of:=ROUND([.E12]/[$source.$F$1];5)" office:value-type="float" office:value="0.07778" calcext:value-type="float">
            <text:p>0.07778</text:p>
          </table:table-cell>
          <table:table-cell table:formula="of:=ROUND([.F12]/[$source.$H$1];5)" office:value-type="float" office:value="0.035" calcext:value-type="float">
            <text:p>0.035</text:p>
          </table:table-cell>
          <table:table-cell table:formula="of:=ROUND([.G12]/[$source.$F$1];5)" office:value-type="float" office:value="0.12222" calcext:value-type="float">
            <text:p>0.12222</text:p>
          </table:table-cell>
          <table:table-cell table:formula="of:=ROUND([.H12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portrait' &gt; 9 &gt; light for 'left'" calcext:value-type="string">
            <text:p>### Overlay 'portrait' &gt; 9 &gt; light for 'left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0_desc9 = &quot;left,0.12222,0.72,radial,0.07778,0.035&quot;" calcext:value-type="string">
            <text:p>overlay0_desc9 = "left,0.12222,0.72,radial,0.07778,0.035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0_desc9_overlay = p-light-act4.png" calcext:value-type="string">
            <text:p>overlay0_desc9_overlay = p-light-act4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0_desc9_reach_x = 0" calcext:value-type="string">
            <text:p>overlay0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0_desc9_alpha_mod = 20" calcext:value-type="string">
            <text:p>overlay0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portrait' &gt; 10 &gt; light for 'right'&#10;overlay0_desc10 = &quot;right,0.37778,0.72,radial,0.07778,0.035&quot;&#10;overlay0_desc10_overlay = p-light-act4.png&#10;overlay0_desc10_reach_x = 0&#10;overlay0_desc10_alpha_mod = 20" calcext:value-type="string">
            <text:p>### Overlay 'portrait' &gt; 10 &gt; light for 'right'</text:p>
            <text:p>overlay0_desc10 = "right,0.37778,0.72,radial,0.07778,0.035"</text:p>
            <text:p>overlay0_desc10_overlay = p-light-act4.png</text:p>
            <text:p>overlay0_desc10_reach_x = 0</text:p>
            <text:p>overlay0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84" calcext:value-type="float">
            <text:p>84</text:p>
          </table:table-cell>
          <table:table-cell table:formula="of:=[$source.E14]/2" office:value-type="float" office:value="84" calcext:value-type="float">
            <text:p>84</text:p>
          </table:table-cell>
          <table:table-cell table:formula="of:=[$source.F14]+[.E13]" office:value-type="float" office:value="408" calcext:value-type="float">
            <text:p>408</text:p>
          </table:table-cell>
          <table:table-cell table:formula="of:=[$source.G14]+[.F13]" office:value-type="float" office:value="1728" calcext:value-type="float">
            <text:p>1728</text:p>
          </table:table-cell>
          <table:table-cell table:formula="of:=ROUND([.E13]/[$source.$F$1];5)" office:value-type="float" office:value="0.07778" calcext:value-type="float">
            <text:p>0.07778</text:p>
          </table:table-cell>
          <table:table-cell table:formula="of:=ROUND([.F13]/[$source.$H$1];5)" office:value-type="float" office:value="0.035" calcext:value-type="float">
            <text:p>0.035</text:p>
          </table:table-cell>
          <table:table-cell table:formula="of:=ROUND([.G13]/[$source.$F$1];5)" office:value-type="float" office:value="0.37778" calcext:value-type="float">
            <text:p>0.37778</text:p>
          </table:table-cell>
          <table:table-cell table:formula="of:=ROUND([.H13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portrait' &gt; 10 &gt; light for 'right'" calcext:value-type="string">
            <text:p>### Overlay 'portrait' &gt; 10 &gt; light for 'right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0_desc10 = &quot;right,0.37778,0.72,radial,0.07778,0.035&quot;" calcext:value-type="string">
            <text:p>overlay0_desc10 = "right,0.37778,0.72,radial,0.07778,0.035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0_desc10_overlay = p-light-act4.png" calcext:value-type="string">
            <text:p>overlay0_desc10_overlay = p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0_desc10_reach_x = 0" calcext:value-type="string">
            <text:p>overlay0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0_desc10_alpha_mod = 20" calcext:value-type="string">
            <text:p>overlay0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portrait' &gt; 11 &gt; light for 'down'&#10;overlay0_desc11 = &quot;down,0.25,0.7775,radial,0.07778,0.035&quot;&#10;overlay0_desc11_overlay = p-light-act4.png&#10;overlay0_desc11_reach_x = 0&#10;overlay0_desc11_alpha_mod = 20" calcext:value-type="string">
            <text:p>### Overlay 'portrait' &gt; 11 &gt; light for 'down'</text:p>
            <text:p>overlay0_desc11 = "down,0.25,0.7775,radial,0.07778,0.035"</text:p>
            <text:p>overlay0_desc11_overlay = p-light-act4.png</text:p>
            <text:p>overlay0_desc11_reach_x = 0</text:p>
            <text:p>overlay0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84" calcext:value-type="float">
            <text:p>84</text:p>
          </table:table-cell>
          <table:table-cell table:formula="of:=[$source.E15]/2" office:value-type="float" office:value="84" calcext:value-type="float">
            <text:p>84</text:p>
          </table:table-cell>
          <table:table-cell table:formula="of:=[$source.F15]+[.E14]" office:value-type="float" office:value="270" calcext:value-type="float">
            <text:p>270</text:p>
          </table:table-cell>
          <table:table-cell table:formula="of:=[$source.G15]+[.F14]" office:value-type="float" office:value="1866" calcext:value-type="float">
            <text:p>1866</text:p>
          </table:table-cell>
          <table:table-cell table:formula="of:=ROUND([.E14]/[$source.$F$1];5)" office:value-type="float" office:value="0.07778" calcext:value-type="float">
            <text:p>0.07778</text:p>
          </table:table-cell>
          <table:table-cell table:formula="of:=ROUND([.F14]/[$source.$H$1];5)" office:value-type="float" office:value="0.035" calcext:value-type="float">
            <text:p>0.035</text:p>
          </table:table-cell>
          <table:table-cell table:formula="of:=ROUND([.G14]/[$source.$F$1];5)" office:value-type="float" office:value="0.25" calcext:value-type="float">
            <text:p>0.25</text:p>
          </table:table-cell>
          <table:table-cell table:formula="of:=ROUND([.H14]/[$source.$H$1];5)" office:value-type="float" office:value="0.7775" calcext:value-type="float">
            <text:p>0.7775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portrait' &gt; 11 &gt; light for 'down'" calcext:value-type="string">
            <text:p>### Overlay 'portrait' &gt; 11 &gt; light for 'down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0_desc11 = &quot;down,0.25,0.7775,radial,0.07778,0.035&quot;" calcext:value-type="string">
            <text:p>overlay0_desc11 = "down,0.25,0.7775,radial,0.07778,0.035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0_desc11_overlay = p-light-act4.png" calcext:value-type="string">
            <text:p>overlay0_desc11_overlay = p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0_desc11_reach_x = 0" calcext:value-type="string">
            <text:p>overlay0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0_desc11_alpha_mod = 20" calcext:value-type="string">
            <text:p>overlay0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portrait' &gt; 12 &gt; light for 'up|left'&#10;overlay0_desc12 = &quot;up|left,0.11644,0.6599,radial,0.01667,0.0075&quot;&#10;overlay0_desc12_overlay = p-light-corner.png&#10;overlay0_desc12_reach_x = 0&#10;overlay0_desc12_alpha_mod = 20" calcext:value-type="string">
            <text:p>### Overlay 'portrait' &gt; 12 &gt; light for 'up|left'</text:p>
            <text:p>overlay0_desc12 = "up|left,0.11644,0.6599,radial,0.01667,0.0075"</text:p>
            <text:p>overlay0_desc12_overlay = p-light-corner.png</text:p>
            <text:p>overlay0_desc12_reach_x = 0</text:p>
            <text:p>overlay0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18" calcext:value-type="float">
            <text:p>18</text:p>
          </table:table-cell>
          <table:table-cell table:formula="of:=[$source.E16]/2" office:value-type="float" office:value="18" calcext:value-type="float">
            <text:p>18</text:p>
          </table:table-cell>
          <table:table-cell table:formula="of:=[$source.F16]+[.E15]" office:value-type="float" office:value="125.75" calcext:value-type="float">
            <text:p>125.75</text:p>
          </table:table-cell>
          <table:table-cell table:formula="of:=[$source.G16]+[.F15]" office:value-type="float" office:value="1583.75" calcext:value-type="float">
            <text:p>1583.75</text:p>
          </table:table-cell>
          <table:table-cell table:formula="of:=ROUND([.E15]/[$source.$F$1];5)" office:value-type="float" office:value="0.01667" calcext:value-type="float">
            <text:p>0.01667</text:p>
          </table:table-cell>
          <table:table-cell table:formula="of:=ROUND([.F15]/[$source.$H$1];5)" office:value-type="float" office:value="0.0075" calcext:value-type="float">
            <text:p>0.0075</text:p>
          </table:table-cell>
          <table:table-cell table:formula="of:=ROUND([.G15]/[$source.$F$1];5)" office:value-type="float" office:value="0.11644" calcext:value-type="float">
            <text:p>0.11644</text:p>
          </table:table-cell>
          <table:table-cell table:formula="of:=ROUND([.H15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portrait' &gt; 12 &gt; light for 'up|left'" calcext:value-type="string">
            <text:p>### Overlay 'portrait' &gt; 12 &gt; light for 'up|lef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0_desc12 = &quot;up|left,0.11644,0.6599,radial,0.01667,0.0075&quot;" calcext:value-type="string">
            <text:p>overlay0_desc12 = "up|left,0.11644,0.6599,radial,0.01667,0.0075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0_desc12_overlay = p-light-corner.png" calcext:value-type="string">
            <text:p>overlay0_desc12_overlay = p-light-corner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0_desc12_reach_x = 0" calcext:value-type="string">
            <text:p>overlay0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0_desc12_alpha_mod = 20" calcext:value-type="string">
            <text:p>overlay0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portrait' &gt; 13 &gt; light for 'up|right'&#10;overlay0_desc13 = &quot;up|right,0.38356,0.6599,radial,0.01667,0.0075&quot;&#10;overlay0_desc13_overlay = p-light-corner.png&#10;overlay0_desc13_reach_x = 0&#10;overlay0_desc13_alpha_mod = 20" calcext:value-type="string">
            <text:p>### Overlay 'portrait' &gt; 13 &gt; light for 'up|right'</text:p>
            <text:p>overlay0_desc13 = "up|right,0.38356,0.6599,radial,0.01667,0.0075"</text:p>
            <text:p>overlay0_desc13_overlay = p-light-corner.png</text:p>
            <text:p>overlay0_desc13_reach_x = 0</text:p>
            <text:p>overlay0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18" calcext:value-type="float">
            <text:p>18</text:p>
          </table:table-cell>
          <table:table-cell table:formula="of:=[$source.E17]/2" office:value-type="float" office:value="18" calcext:value-type="float">
            <text:p>18</text:p>
          </table:table-cell>
          <table:table-cell table:formula="of:=[$source.F17]+[.E16]" office:value-type="float" office:value="414.25" calcext:value-type="float">
            <text:p>414.25</text:p>
          </table:table-cell>
          <table:table-cell table:formula="of:=[$source.G17]+[.F16]" office:value-type="float" office:value="1583.75" calcext:value-type="float">
            <text:p>1583.75</text:p>
          </table:table-cell>
          <table:table-cell table:formula="of:=ROUND([.E16]/[$source.$F$1];5)" office:value-type="float" office:value="0.01667" calcext:value-type="float">
            <text:p>0.01667</text:p>
          </table:table-cell>
          <table:table-cell table:formula="of:=ROUND([.F16]/[$source.$H$1];5)" office:value-type="float" office:value="0.0075" calcext:value-type="float">
            <text:p>0.0075</text:p>
          </table:table-cell>
          <table:table-cell table:formula="of:=ROUND([.G16]/[$source.$F$1];5)" office:value-type="float" office:value="0.38356" calcext:value-type="float">
            <text:p>0.38356</text:p>
          </table:table-cell>
          <table:table-cell table:formula="of:=ROUND([.H16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portrait' &gt; 13 &gt; light for 'up|right'" calcext:value-type="string">
            <text:p>### Overlay 'portrait' &gt; 13 &gt; light for 'up|right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0_desc13 = &quot;up|right,0.38356,0.6599,radial,0.01667,0.0075&quot;" calcext:value-type="string">
            <text:p>overlay0_desc13 = "up|right,0.38356,0.6599,radial,0.01667,0.0075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0_desc13_overlay = p-light-corner.png" calcext:value-type="string">
            <text:p>overlay0_desc13_overlay = p-light-corner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0_desc13_reach_x = 0" calcext:value-type="string">
            <text:p>overlay0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0_desc13_alpha_mod = 20" calcext:value-type="string">
            <text:p>overlay0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portrait' &gt; 14 &gt; light for 'down|left'&#10;overlay0_desc14 = &quot;down|left,0.11644,0.7801,radial,0.01667,0.0075&quot;&#10;overlay0_desc14_overlay = p-light-corner.png&#10;overlay0_desc14_reach_x = 0&#10;overlay0_desc14_alpha_mod = 20" calcext:value-type="string">
            <text:p>### Overlay 'portrait' &gt; 14 &gt; light for 'down|left'</text:p>
            <text:p>overlay0_desc14 = "down|left,0.11644,0.7801,radial,0.01667,0.0075"</text:p>
            <text:p>overlay0_desc14_overlay = p-light-corner.png</text:p>
            <text:p>overlay0_desc14_reach_x = 0</text:p>
            <text:p>overlay0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8" calcext:value-type="float">
            <text:p>18</text:p>
          </table:table-cell>
          <table:table-cell table:formula="of:=[$source.E18]/2" office:value-type="float" office:value="18" calcext:value-type="float">
            <text:p>18</text:p>
          </table:table-cell>
          <table:table-cell table:formula="of:=[$source.F18]+[.E17]" office:value-type="float" office:value="125.75" calcext:value-type="float">
            <text:p>125.75</text:p>
          </table:table-cell>
          <table:table-cell table:formula="of:=[$source.G18]+[.F17]" office:value-type="float" office:value="1872.25" calcext:value-type="float">
            <text:p>1872.25</text:p>
          </table:table-cell>
          <table:table-cell table:formula="of:=ROUND([.E17]/[$source.$F$1];5)" office:value-type="float" office:value="0.01667" calcext:value-type="float">
            <text:p>0.01667</text:p>
          </table:table-cell>
          <table:table-cell table:formula="of:=ROUND([.F17]/[$source.$H$1];5)" office:value-type="float" office:value="0.0075" calcext:value-type="float">
            <text:p>0.0075</text:p>
          </table:table-cell>
          <table:table-cell table:formula="of:=ROUND([.G17]/[$source.$F$1];5)" office:value-type="float" office:value="0.11644" calcext:value-type="float">
            <text:p>0.11644</text:p>
          </table:table-cell>
          <table:table-cell table:formula="of:=ROUND([.H17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portrait' &gt; 14 &gt; light for 'down|left'" calcext:value-type="string">
            <text:p>### Overlay 'portrait' &gt; 14 &gt; light for 'down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0_desc14 = &quot;down|left,0.11644,0.7801,radial,0.01667,0.0075&quot;" calcext:value-type="string">
            <text:p>overlay0_desc14 = "down|left,0.11644,0.7801,radial,0.01667,0.0075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0_desc14_overlay = p-light-corner.png" calcext:value-type="string">
            <text:p>overlay0_desc14_overlay = p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0_desc14_reach_x = 0" calcext:value-type="string">
            <text:p>overlay0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0_desc14_alpha_mod = 20" calcext:value-type="string">
            <text:p>overlay0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portrait' &gt; 15 &gt; light for 'down|right'&#10;overlay0_desc15 = &quot;down|right,0.38356,0.7801,radial,0.01667,0.0075&quot;&#10;overlay0_desc15_overlay = p-light-corner.png&#10;overlay0_desc15_reach_x = 0&#10;overlay0_desc15_alpha_mod = 20" calcext:value-type="string">
            <text:p>### Overlay 'portrait' &gt; 15 &gt; light for 'down|right'</text:p>
            <text:p>overlay0_desc15 = "down|right,0.38356,0.7801,radial,0.01667,0.0075"</text:p>
            <text:p>overlay0_desc15_overlay = p-light-corner.png</text:p>
            <text:p>overlay0_desc15_reach_x = 0</text:p>
            <text:p>overlay0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8" calcext:value-type="float">
            <text:p>18</text:p>
          </table:table-cell>
          <table:table-cell table:formula="of:=[$source.E19]/2" office:value-type="float" office:value="18" calcext:value-type="float">
            <text:p>18</text:p>
          </table:table-cell>
          <table:table-cell table:formula="of:=[$source.F19]+[.E18]" office:value-type="float" office:value="414.25" calcext:value-type="float">
            <text:p>414.25</text:p>
          </table:table-cell>
          <table:table-cell table:formula="of:=[$source.G19]+[.F18]" office:value-type="float" office:value="1872.25" calcext:value-type="float">
            <text:p>1872.25</text:p>
          </table:table-cell>
          <table:table-cell table:formula="of:=ROUND([.E18]/[$source.$F$1];5)" office:value-type="float" office:value="0.01667" calcext:value-type="float">
            <text:p>0.01667</text:p>
          </table:table-cell>
          <table:table-cell table:formula="of:=ROUND([.F18]/[$source.$H$1];5)" office:value-type="float" office:value="0.0075" calcext:value-type="float">
            <text:p>0.0075</text:p>
          </table:table-cell>
          <table:table-cell table:formula="of:=ROUND([.G18]/[$source.$F$1];5)" office:value-type="float" office:value="0.38356" calcext:value-type="float">
            <text:p>0.38356</text:p>
          </table:table-cell>
          <table:table-cell table:formula="of:=ROUND([.H18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portrait' &gt; 15 &gt; light for 'down|right'" calcext:value-type="string">
            <text:p>### Overlay 'portrait' &gt; 15 &gt; light for 'down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0_desc15 = &quot;down|right,0.38356,0.7801,radial,0.01667,0.0075&quot;" calcext:value-type="string">
            <text:p>overlay0_desc15 = "down|right,0.38356,0.7801,radial,0.01667,0.0075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0_desc15_overlay = p-light-corner.png" calcext:value-type="string">
            <text:p>overlay0_desc15_overlay = p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0_desc15_reach_x = 0" calcext:value-type="string">
            <text:p>overlay0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0_desc15_alpha_mod = 20" calcext:value-type="string">
            <text:p>overlay0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portrait' &gt; 16 &gt; light for 'a'&#10;overlay0_desc16 = &quot;a,0.84382,0.69563,radial,0.09722,0.04375&quot;&#10;overlay0_desc16_overlay = p-light-act2.png&#10;overlay0_desc16_reach_x = 0&#10;overlay0_desc16_alpha_mod = 20" calcext:value-type="string">
            <text:p>### Overlay 'portrait' &gt; 16 &gt; light for 'a'</text:p>
            <text:p>overlay0_desc16 = "a,0.84382,0.69563,radial,0.09722,0.04375"</text:p>
            <text:p>overlay0_desc16_overlay = p-light-act2.png</text:p>
            <text:p>overlay0_desc16_reach_x = 0</text:p>
            <text:p>overlay0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105" calcext:value-type="float">
            <text:p>105</text:p>
          </table:table-cell>
          <table:table-cell table:formula="of:=[$source.E20]/2" office:value-type="float" office:value="105" calcext:value-type="float">
            <text:p>105</text:p>
          </table:table-cell>
          <table:table-cell table:formula="of:=[$source.F20]+[.E19]" office:value-type="float" office:value="911.325" calcext:value-type="float">
            <text:p>911.325</text:p>
          </table:table-cell>
          <table:table-cell table:formula="of:=[$source.G20]+[.F19]" office:value-type="float" office:value="1669.5" calcext:value-type="float">
            <text:p>1669.5</text:p>
          </table:table-cell>
          <table:table-cell table:formula="of:=ROUND([.E19]/[$source.$F$1];5)" office:value-type="float" office:value="0.09722" calcext:value-type="float">
            <text:p>0.09722</text:p>
          </table:table-cell>
          <table:table-cell table:formula="of:=ROUND([.F19]/[$source.$H$1];5)" office:value-type="float" office:value="0.04375" calcext:value-type="float">
            <text:p>0.04375</text:p>
          </table:table-cell>
          <table:table-cell table:formula="of:=ROUND([.G19]/[$source.$F$1];5)" office:value-type="float" office:value="0.84382" calcext:value-type="float">
            <text:p>0.84382</text:p>
          </table:table-cell>
          <table:table-cell table:formula="of:=ROUND([.H19]/[$source.$H$1];5)" office:value-type="float" office:value="0.69563" calcext:value-type="float">
            <text:p>0.69563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portrait' &gt; 16 &gt; light for 'a'" calcext:value-type="string">
            <text:p>### Overlay 'portrait' &gt; 16 &gt; light for 'a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0_desc16 = &quot;a,0.84382,0.69563,radial,0.09722,0.04375&quot;" calcext:value-type="string">
            <text:p>overlay0_desc16 = "a,0.84382,0.69563,radial,0.09722,0.04375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0_desc16_overlay = p-light-act2.png" calcext:value-type="string">
            <text:p>overlay0_desc16_overlay = p-light-act2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0_desc16_reach_x = 0" calcext:value-type="string">
            <text:p>overlay0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0_desc16_alpha_mod = 20" calcext:value-type="string">
            <text:p>overlay0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portrait' &gt; 17 &gt; light for 'b'&#10;overlay0_desc17 = &quot;b,0.65618,0.74438,radial,0.09722,0.04375&quot;&#10;overlay0_desc17_overlay = p-light-act2.png&#10;overlay0_desc17_reach_x = 0&#10;overlay0_desc17_alpha_mod = 20" calcext:value-type="string">
            <text:p>### Overlay 'portrait' &gt; 17 &gt; light for 'b'</text:p>
            <text:p>overlay0_desc17 = "b,0.65618,0.74438,radial,0.09722,0.04375"</text:p>
            <text:p>overlay0_desc17_overlay = p-light-act2.png</text:p>
            <text:p>overlay0_desc17_reach_x = 0</text:p>
            <text:p>overlay0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105" calcext:value-type="float">
            <text:p>105</text:p>
          </table:table-cell>
          <table:table-cell table:formula="of:=[$source.E21]/2" office:value-type="float" office:value="105" calcext:value-type="float">
            <text:p>105</text:p>
          </table:table-cell>
          <table:table-cell table:formula="of:=[$source.F21]+[.E20]" office:value-type="float" office:value="708.675" calcext:value-type="float">
            <text:p>708.675</text:p>
          </table:table-cell>
          <table:table-cell table:formula="of:=[$source.G21]+[.F20]" office:value-type="float" office:value="1786.5" calcext:value-type="float">
            <text:p>1786.5</text:p>
          </table:table-cell>
          <table:table-cell table:formula="of:=ROUND([.E20]/[$source.$F$1];5)" office:value-type="float" office:value="0.09722" calcext:value-type="float">
            <text:p>0.09722</text:p>
          </table:table-cell>
          <table:table-cell table:formula="of:=ROUND([.F20]/[$source.$H$1];5)" office:value-type="float" office:value="0.04375" calcext:value-type="float">
            <text:p>0.04375</text:p>
          </table:table-cell>
          <table:table-cell table:formula="of:=ROUND([.G20]/[$source.$F$1];5)" office:value-type="float" office:value="0.65618" calcext:value-type="float">
            <text:p>0.65618</text:p>
          </table:table-cell>
          <table:table-cell table:formula="of:=ROUND([.H20]/[$source.$H$1];5)" office:value-type="float" office:value="0.74438" calcext:value-type="float">
            <text:p>0.74438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portrait' &gt; 17 &gt; light for 'b'" calcext:value-type="string">
            <text:p>### Overlay 'portrait' &gt; 17 &gt; light for 'b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0_desc17 = &quot;b,0.65618,0.74438,radial,0.09722,0.04375&quot;" calcext:value-type="string">
            <text:p>overlay0_desc17 = "b,0.65618,0.74438,radial,0.09722,0.04375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0_desc17_overlay = p-light-act2.png" calcext:value-type="string">
            <text:p>overlay0_desc17_overlay = p-light-act2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0_desc17_reach_x = 0" calcext:value-type="string">
            <text:p>overlay0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0_desc17_alpha_mod = 20" calcext:value-type="string">
            <text:p>overlay0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portrait' &gt; 18 &gt; button for 'toggle_fast_forward'&#10;overlay0_desc18 = &quot;toggle_fast_forward,0.08056,0.9225,radial,0.05,0.0225&quot;&#10;overlay0_desc18_overlay = p-btn-fast-forward.png&#10;overlay0_desc18_reach_x = 1.25&#10;overlay0_desc18_reach_y = 1.25&#10;overlay0_desc18_alpha_mod = 2" calcext:value-type="string">
            <text:p>### Overlay 'portrait' &gt; 18 &gt; button for 'toggle_fast_forward'</text:p>
            <text:p>overlay0_desc18 = "toggle_fast_forward,0.08056,0.9225,radial,0.05,0.0225"</text:p>
            <text:p>overlay0_desc18_overlay = p-btn-fast-forward.png</text:p>
            <text:p>overlay0_desc18_reach_x = 1.25</text:p>
            <text:p>overlay0_desc18_reach_y = 1.25</text:p>
            <text:p>overlay0_desc18_alpha_mod = 2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54" calcext:value-type="float">
            <text:p>54</text:p>
          </table:table-cell>
          <table:table-cell table:formula="of:=[$source.E22]/2" office:value-type="float" office:value="54" calcext:value-type="float">
            <text:p>54</text:p>
          </table:table-cell>
          <table:table-cell table:formula="of:=[$source.F22]+[.E21]" office:value-type="float" office:value="87" calcext:value-type="float">
            <text:p>87</text:p>
          </table:table-cell>
          <table:table-cell table:formula="of:=[$source.G22]+[.F21]" office:value-type="float" office:value="2214" calcext:value-type="float">
            <text:p>2214</text:p>
          </table:table-cell>
          <table:table-cell table:formula="of:=ROUND([.E21]/[$source.$F$1];5)" office:value-type="float" office:value="0.05" calcext:value-type="float">
            <text:p>0.05</text:p>
          </table:table-cell>
          <table:table-cell table:formula="of:=ROUND([.F21]/[$source.$H$1];5)" office:value-type="float" office:value="0.0225" calcext:value-type="float">
            <text:p>0.0225</text:p>
          </table:table-cell>
          <table:table-cell table:formula="of:=ROUND([.G21]/[$source.$F$1];5)" office:value-type="float" office:value="0.08056" calcext:value-type="float">
            <text:p>0.08056</text:p>
          </table:table-cell>
          <table:table-cell table:formula="of:=ROUND([.H21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portrait' &gt; 18 &gt; button for 'toggle_fast_forward'" calcext:value-type="string">
            <text:p>### Overlay 'portrait' &gt; 18 &gt; button for 'toggle_fast_forward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0_desc18 = &quot;toggle_fast_forward,0.08056,0.9225,radial,0.05,0.0225&quot;" calcext:value-type="string">
            <text:p>overlay0_desc18 = "toggle_fast_forward,0.08056,0.9225,radial,0.05,0.0225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0_desc18_overlay = p-btn-fast-forward.png" calcext:value-type="string">
            <text:p>overlay0_desc18_overlay = p-btn-fast-forward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0_desc18_reach_x = 1.25&#10;overlay0_desc18_reach_y = 1.25" calcext:value-type="string">
            <text:p>overlay0_desc18_reach_x = 1.25</text:p>
            <text:p>overlay0_desc18_reach_y = 1.25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0_desc18_alpha_mod = 2" calcext:value-type="string">
            <text:p>overlay0_desc18_alpha_mod = 2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portrait' &gt; 19 &gt; button for 'load_state'&#10;overlay0_desc19 = &quot;load_state,0.36019,0.9225,radial,0.05,0.0225&quot;&#10;overlay0_desc19_overlay = p-btn-load.png&#10;overlay0_desc19_reach_x = 1.25&#10;overlay0_desc19_reach_y = 1.25&#10;overlay0_desc19_alpha_mod = 2" calcext:value-type="string">
            <text:p>### Overlay 'portrait' &gt; 19 &gt; button for 'load_state'</text:p>
            <text:p>overlay0_desc19 = "load_state,0.36019,0.9225,radial,0.05,0.0225"</text:p>
            <text:p>overlay0_desc19_overlay = p-btn-load.png</text:p>
            <text:p>overlay0_desc19_reach_x = 1.25</text:p>
            <text:p>overlay0_desc19_reach_y = 1.25</text:p>
            <text:p>overlay0_desc19_alpha_mod = 2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54" calcext:value-type="float">
            <text:p>54</text:p>
          </table:table-cell>
          <table:table-cell table:formula="of:=[$source.E23]/2" office:value-type="float" office:value="54" calcext:value-type="float">
            <text:p>54</text:p>
          </table:table-cell>
          <table:table-cell table:formula="of:=[$source.F23]+[.E22]" office:value-type="float" office:value="389" calcext:value-type="float">
            <text:p>389</text:p>
          </table:table-cell>
          <table:table-cell table:formula="of:=[$source.G23]+[.F22]" office:value-type="float" office:value="2214" calcext:value-type="float">
            <text:p>2214</text:p>
          </table:table-cell>
          <table:table-cell table:formula="of:=ROUND([.E22]/[$source.$F$1];5)" office:value-type="float" office:value="0.05" calcext:value-type="float">
            <text:p>0.05</text:p>
          </table:table-cell>
          <table:table-cell table:formula="of:=ROUND([.F22]/[$source.$H$1];5)" office:value-type="float" office:value="0.0225" calcext:value-type="float">
            <text:p>0.0225</text:p>
          </table:table-cell>
          <table:table-cell table:formula="of:=ROUND([.G22]/[$source.$F$1];5)" office:value-type="float" office:value="0.36019" calcext:value-type="float">
            <text:p>0.36019</text:p>
          </table:table-cell>
          <table:table-cell table:formula="of:=ROUND([.H22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portrait' &gt; 19 &gt; button for 'load_state'" calcext:value-type="string">
            <text:p>### Overlay 'portrait' &gt; 19 &gt; button for 'load_state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0_desc19 = &quot;load_state,0.36019,0.9225,radial,0.05,0.0225&quot;" calcext:value-type="string">
            <text:p>overlay0_desc19 = "load_state,0.36019,0.9225,radial,0.05,0.0225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0_desc19_overlay = p-btn-load.png" calcext:value-type="string">
            <text:p>overlay0_desc19_overlay = p-btn-load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0_desc19_reach_x = 1.25&#10;overlay0_desc19_reach_y = 1.25" calcext:value-type="string">
            <text:p>overlay0_desc19_reach_x = 1.25</text:p>
            <text:p>overlay0_desc19_reach_y = 1.25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0_desc19_alpha_mod = 2" calcext:value-type="string">
            <text:p>overlay0_desc19_alpha_mod = 2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portrait' &gt; 20 &gt; button for 'save_state'&#10;overlay0_desc20 = &quot;save_state,0.63981,0.9225,radial,0.05,0.0225&quot;&#10;overlay0_desc20_overlay = p-btn-save.png&#10;overlay0_desc20_reach_x = 1.25&#10;overlay0_desc20_reach_y = 1.25&#10;overlay0_desc20_alpha_mod = 2" calcext:value-type="string">
            <text:p>### Overlay 'portrait' &gt; 20 &gt; button for 'save_state'</text:p>
            <text:p>overlay0_desc20 = "save_state,0.63981,0.9225,radial,0.05,0.0225"</text:p>
            <text:p>overlay0_desc20_overlay = p-btn-save.png</text:p>
            <text:p>overlay0_desc20_reach_x = 1.25</text:p>
            <text:p>overlay0_desc20_reach_y = 1.25</text:p>
            <text:p>overlay0_desc20_alpha_mod = 2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54" calcext:value-type="float">
            <text:p>54</text:p>
          </table:table-cell>
          <table:table-cell table:formula="of:=[$source.E24]/2" office:value-type="float" office:value="54" calcext:value-type="float">
            <text:p>54</text:p>
          </table:table-cell>
          <table:table-cell table:formula="of:=[$source.F24]+[.E23]" office:value-type="float" office:value="691" calcext:value-type="float">
            <text:p>691</text:p>
          </table:table-cell>
          <table:table-cell table:formula="of:=[$source.G24]+[.F23]" office:value-type="float" office:value="2214" calcext:value-type="float">
            <text:p>2214</text:p>
          </table:table-cell>
          <table:table-cell table:formula="of:=ROUND([.E23]/[$source.$F$1];5)" office:value-type="float" office:value="0.05" calcext:value-type="float">
            <text:p>0.05</text:p>
          </table:table-cell>
          <table:table-cell table:formula="of:=ROUND([.F23]/[$source.$H$1];5)" office:value-type="float" office:value="0.0225" calcext:value-type="float">
            <text:p>0.0225</text:p>
          </table:table-cell>
          <table:table-cell table:formula="of:=ROUND([.G23]/[$source.$F$1];5)" office:value-type="float" office:value="0.63981" calcext:value-type="float">
            <text:p>0.63981</text:p>
          </table:table-cell>
          <table:table-cell table:formula="of:=ROUND([.H23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portrait' &gt; 20 &gt; button for 'save_state'" calcext:value-type="string">
            <text:p>### Overlay 'portrait' &gt; 20 &gt; button for 'save_state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0_desc20 = &quot;save_state,0.63981,0.9225,radial,0.05,0.0225&quot;" calcext:value-type="string">
            <text:p>overlay0_desc20 = "save_state,0.63981,0.9225,radial,0.05,0.0225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0_desc20_overlay = p-btn-save.png" calcext:value-type="string">
            <text:p>overlay0_desc20_overlay = p-btn-save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0_desc20_reach_x = 1.25&#10;overlay0_desc20_reach_y = 1.25" calcext:value-type="string">
            <text:p>overlay0_desc20_reach_x = 1.25</text:p>
            <text:p>overlay0_desc20_reach_y = 1.25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0_desc20_alpha_mod = 2" calcext:value-type="string">
            <text:p>overlay0_desc20_alpha_mod = 2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portrait' &gt; 21 &gt; button for 'menu_toggle'&#10;overlay0_desc21 = &quot;menu_toggle,0.91944,0.9225,radial,0.05,0.0225&quot;&#10;overlay0_desc21_overlay = p-btn-menu.png&#10;overlay0_desc21_reach_x = 1.25&#10;overlay0_desc21_reach_y = 1.25&#10;overlay0_desc21_alpha_mod = 2" calcext:value-type="string">
            <text:p>### Overlay 'portrait' &gt; 21 &gt; button for 'menu_toggle'</text:p>
            <text:p>overlay0_desc21 = "menu_toggle,0.91944,0.9225,radial,0.05,0.0225"</text:p>
            <text:p>overlay0_desc21_overlay = p-btn-menu.png</text:p>
            <text:p>overlay0_desc21_reach_x = 1.25</text:p>
            <text:p>overlay0_desc21_reach_y = 1.25</text:p>
            <text:p>overlay0_desc21_alpha_mod = 2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54" calcext:value-type="float">
            <text:p>54</text:p>
          </table:table-cell>
          <table:table-cell table:formula="of:=[$source.E25]/2" office:value-type="float" office:value="54" calcext:value-type="float">
            <text:p>54</text:p>
          </table:table-cell>
          <table:table-cell table:formula="of:=[$source.F25]+[.E24]" office:value-type="float" office:value="993" calcext:value-type="float">
            <text:p>993</text:p>
          </table:table-cell>
          <table:table-cell table:formula="of:=[$source.G25]+[.F24]" office:value-type="float" office:value="2214" calcext:value-type="float">
            <text:p>2214</text:p>
          </table:table-cell>
          <table:table-cell table:formula="of:=ROUND([.E24]/[$source.$F$1];5)" office:value-type="float" office:value="0.05" calcext:value-type="float">
            <text:p>0.05</text:p>
          </table:table-cell>
          <table:table-cell table:formula="of:=ROUND([.F24]/[$source.$H$1];5)" office:value-type="float" office:value="0.0225" calcext:value-type="float">
            <text:p>0.0225</text:p>
          </table:table-cell>
          <table:table-cell table:formula="of:=ROUND([.G24]/[$source.$F$1];5)" office:value-type="float" office:value="0.91944" calcext:value-type="float">
            <text:p>0.91944</text:p>
          </table:table-cell>
          <table:table-cell table:formula="of:=ROUND([.H24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portrait' &gt; 21 &gt; button for 'menu_toggle'" calcext:value-type="string">
            <text:p>### Overlay 'portrait' &gt; 21 &gt; button for 'menu_toggle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0_desc21 = &quot;menu_toggle,0.91944,0.9225,radial,0.05,0.0225&quot;" calcext:value-type="string">
            <text:p>overlay0_desc21 = "menu_toggle,0.91944,0.9225,radial,0.05,0.0225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0_desc21_overlay = p-btn-menu.png" calcext:value-type="string">
            <text:p>overlay0_desc21_overlay = p-btn-menu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0_desc21_reach_x = 1.25&#10;overlay0_desc21_reach_y = 1.25" calcext:value-type="string">
            <text:p>overlay0_desc21_reach_x = 1.25</text:p>
            <text:p>overlay0_desc21_reach_y = 1.25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0_desc21_alpha_mod = 2" calcext:value-type="string">
            <text:p>overlay0_desc21_alpha_mod = 2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portrait' &gt; 22 &gt; button for 'l', disabled, handled by hidden button&#10;overlay0_desc22 = &quot;l,0.16528,0.57771,rect,0.15139,0.04021&quot;&#10;overlay0_desc22_overlay = p-btn-l.png&#10;overlay0_desc22_reach_x = 0&#10;overlay0_desc22_alpha_mod = 2" calcext:value-type="string">
            <text:p>### Overlay 'portrait' &gt; 22 &gt; button for 'l', disabled, handled by hidden button</text:p>
            <text:p>overlay0_desc22 = "l,0.16528,0.57771,rect,0.15139,0.04021"</text:p>
            <text:p>overlay0_desc22_overlay = p-btn-l.png</text:p>
            <text:p>overlay0_desc22_reach_x = 0</text:p>
            <text:p>overlay0_desc22_alpha_mod = 2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163.5" calcext:value-type="float">
            <text:p>163.5</text:p>
          </table:table-cell>
          <table:table-cell table:formula="of:=[$source.E26]/2" office:value-type="float" office:value="96.5" calcext:value-type="float">
            <text:p>96.5</text:p>
          </table:table-cell>
          <table:table-cell table:formula="of:=[$source.F26]+[.E25]" office:value-type="float" office:value="178.5" calcext:value-type="float">
            <text:p>178.5</text:p>
          </table:table-cell>
          <table:table-cell table:formula="of:=[$source.G26]+[.F25]" office:value-type="float" office:value="1386.5" calcext:value-type="float">
            <text:p>1386.5</text:p>
          </table:table-cell>
          <table:table-cell table:formula="of:=ROUND([.E25]/[$source.$F$1];5)" office:value-type="float" office:value="0.15139" calcext:value-type="float">
            <text:p>0.15139</text:p>
          </table:table-cell>
          <table:table-cell table:formula="of:=ROUND([.F25]/[$source.$H$1];5)" office:value-type="float" office:value="0.04021" calcext:value-type="float">
            <text:p>0.04021</text:p>
          </table:table-cell>
          <table:table-cell table:formula="of:=ROUND([.G25]/[$source.$F$1];5)" office:value-type="float" office:value="0.16528" calcext:value-type="float">
            <text:p>0.16528</text:p>
          </table:table-cell>
          <table:table-cell table:formula="of:=ROUND([.H25]/[$source.$H$1];5)" office:value-type="float" office:value="0.57771" calcext:value-type="float">
            <text:p>0.57771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portrait' &gt; 22 &gt; button for 'l', disabled, handled by hidden button" calcext:value-type="string">
            <text:p>### Overlay 'portrait' &gt; 22 &gt; button for 'l', disabled, handled by hidden button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0_desc22 = &quot;l,0.16528,0.57771,rect,0.15139,0.04021&quot;" calcext:value-type="string">
            <text:p>overlay0_desc22 = "l,0.16528,0.57771,rect,0.15139,0.04021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0_desc22_overlay = p-btn-l.png" calcext:value-type="string">
            <text:p>overlay0_desc22_overlay = p-btn-l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0_desc22_reach_x = 0" calcext:value-type="string">
            <text:p>overlay0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0_desc22_alpha_mod = 2" calcext:value-type="string">
            <text:p>overlay0_desc22_alpha_mod = 2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portrait' &gt; 23 &gt; hidden button 1 for ‘l’&#10;overlay0_desc23 = &quot;l,0.08056,0.58793,radial,0.06667,0.03&quot;&#10;overlay0_desc23_reach_x = 1.25&#10;overlay0_desc23_reach_y = 1.25&#10;overlay0_desc23_alpha_mod = 0" calcext:value-type="string">
            <text:p>### Overlay 'portrait' &gt; 23 &gt; hidden button 1 for ‘l’</text:p>
            <text:p>overlay0_desc23 = "l,0.08056,0.58793,radial,0.06667,0.03"</text:p>
            <text:p>overlay0_desc23_reach_x = 1.25</text:p>
            <text:p>overlay0_desc23_reach_y = 1.25</text:p>
            <text:p>overlay0_desc23_alpha_mod = 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72" calcext:value-type="float">
            <text:p>72</text:p>
          </table:table-cell>
          <table:table-cell table:formula="of:=[$source.E27]/2" office:value-type="float" office:value="72" calcext:value-type="float">
            <text:p>72</text:p>
          </table:table-cell>
          <table:table-cell table:formula="of:=[$source.F27]+[.E26]" office:value-type="float" office:value="87" calcext:value-type="float">
            <text:p>87</text:p>
          </table:table-cell>
          <table:table-cell table:formula="of:=[$source.G27]+[.F26]" office:value-type="float" office:value="1411.035" calcext:value-type="float">
            <text:p>1411.035</text:p>
          </table:table-cell>
          <table:table-cell table:formula="of:=ROUND([.E26]/[$source.$F$1];5)" office:value-type="float" office:value="0.06667" calcext:value-type="float">
            <text:p>0.06667</text:p>
          </table:table-cell>
          <table:table-cell table:formula="of:=ROUND([.F26]/[$source.$H$1];5)" office:value-type="float" office:value="0.03" calcext:value-type="float">
            <text:p>0.03</text:p>
          </table:table-cell>
          <table:table-cell table:formula="of:=ROUND([.G26]/[$source.$F$1];5)" office:value-type="float" office:value="0.08056" calcext:value-type="float">
            <text:p>0.08056</text:p>
          </table:table-cell>
          <table:table-cell table:formula="of:=ROUND([.H26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portrait' &gt; 23 &gt; hidden button 1 for ‘l’" calcext:value-type="string">
            <text:p>### Overlay 'portrait' &gt; 23 &gt; hidden button 1 for ‘l’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0_desc23 = &quot;l,0.08056,0.58793,radial,0.06667,0.03&quot;" calcext:value-type="string">
            <text:p>overlay0_desc23 = "l,0.08056,0.58793,radial,0.06667,0.03"</text:p>
          </table:table-cell>
          <table:table-cell table:formula="of:=IF([$source.C27]=&quot;&quot;;&quot;&quot;;&quot;overlay&quot;&amp;[$source.$D$1]&amp;&quot;_desc&quot;&amp;[.D26]&amp;&quot;_overlay = &quot;&amp;[$source.C27])">
            <text:p/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0_desc23_reach_x = 1.25&#10;overlay0_desc23_reach_y = 1.25" calcext:value-type="string">
            <text:p>overlay0_desc23_reach_x = 1.25</text:p>
            <text:p>overlay0_desc23_reach_y = 1.25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0_desc23_alpha_mod = 0" calcext:value-type="string">
            <text:p>overlay0_desc23_alpha_mod = 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portrait' &gt; 24 &gt; hidden button 2 for ‘l’&#10;overlay0_desc24 = &quot;l,0.16229,0.5727,radial,0.06667,0.03&quot;&#10;overlay0_desc24_reach_x = 1.25&#10;overlay0_desc24_reach_y = 1.25&#10;overlay0_desc24_alpha_mod = 0" calcext:value-type="string">
            <text:p>### Overlay 'portrait' &gt; 24 &gt; hidden button 2 for ‘l’</text:p>
            <text:p>overlay0_desc24 = "l,0.16229,0.5727,radial,0.06667,0.03"</text:p>
            <text:p>overlay0_desc24_reach_x = 1.25</text:p>
            <text:p>overlay0_desc24_reach_y = 1.25</text:p>
            <text:p>overlay0_desc24_alpha_mod = 0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72" calcext:value-type="float">
            <text:p>72</text:p>
          </table:table-cell>
          <table:table-cell table:formula="of:=[$source.E28]/2" office:value-type="float" office:value="72" calcext:value-type="float">
            <text:p>72</text:p>
          </table:table-cell>
          <table:table-cell table:formula="of:=[$source.F28]+[.E27]" office:value-type="float" office:value="175.272" calcext:value-type="float">
            <text:p>175.272</text:p>
          </table:table-cell>
          <table:table-cell table:formula="of:=[$source.G28]+[.F27]" office:value-type="float" office:value="1374.471" calcext:value-type="float">
            <text:p>1374.471</text:p>
          </table:table-cell>
          <table:table-cell table:formula="of:=ROUND([.E27]/[$source.$F$1];5)" office:value-type="float" office:value="0.06667" calcext:value-type="float">
            <text:p>0.06667</text:p>
          </table:table-cell>
          <table:table-cell table:formula="of:=ROUND([.F27]/[$source.$H$1];5)" office:value-type="float" office:value="0.03" calcext:value-type="float">
            <text:p>0.03</text:p>
          </table:table-cell>
          <table:table-cell table:formula="of:=ROUND([.G27]/[$source.$F$1];5)" office:value-type="float" office:value="0.16229" calcext:value-type="float">
            <text:p>0.16229</text:p>
          </table:table-cell>
          <table:table-cell table:formula="of:=ROUND([.H27]/[$source.$H$1];5)" office:value-type="float" office:value="0.5727" calcext:value-type="float">
            <text:p>0.5727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portrait' &gt; 24 &gt; hidden button 2 for ‘l’" calcext:value-type="string">
            <text:p>### Overlay 'portrait' &gt; 24 &gt; hidden button 2 for ‘l’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0_desc24 = &quot;l,0.16229,0.5727,radial,0.06667,0.03&quot;" calcext:value-type="string">
            <text:p>overlay0_desc24 = "l,0.16229,0.5727,radial,0.06667,0.03"</text:p>
          </table:table-cell>
          <table:table-cell table:formula="of:=IF([$source.C28]=&quot;&quot;;&quot;&quot;;&quot;overlay&quot;&amp;[$source.$D$1]&amp;&quot;_desc&quot;&amp;[.D27]&amp;&quot;_overlay = &quot;&amp;[$source.C28])">
            <text:p/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0_desc24_reach_x = 1.25&#10;overlay0_desc24_reach_y = 1.25" calcext:value-type="string">
            <text:p>overlay0_desc24_reach_x = 1.25</text:p>
            <text:p>overlay0_desc24_reach_y = 1.25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0_desc24_alpha_mod = 0" calcext:value-type="string">
            <text:p>overlay0_desc24_alpha_mod = 0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portrait' &gt; 25 &gt; hidden button 3 for ‘l’&#10;overlay0_desc25 = &quot;l,0.25,0.5675,radial,0.06667,0.03&quot;&#10;overlay0_desc25_reach_x = 1.25&#10;overlay0_desc25_reach_y = 1.25&#10;overlay0_desc25_alpha_mod = 0" calcext:value-type="string">
            <text:p>### Overlay 'portrait' &gt; 25 &gt; hidden button 3 for ‘l’</text:p>
            <text:p>overlay0_desc25 = "l,0.25,0.5675,radial,0.06667,0.03"</text:p>
            <text:p>overlay0_desc25_reach_x = 1.25</text:p>
            <text:p>overlay0_desc25_reach_y = 1.25</text:p>
            <text:p>overlay0_desc25_alpha_mod = 0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72" calcext:value-type="float">
            <text:p>72</text:p>
          </table:table-cell>
          <table:table-cell table:formula="of:=[$source.E29]/2" office:value-type="float" office:value="72" calcext:value-type="float">
            <text:p>72</text:p>
          </table:table-cell>
          <table:table-cell table:formula="of:=[$source.F29]+[.E28]" office:value-type="float" office:value="270" calcext:value-type="float">
            <text:p>270</text:p>
          </table:table-cell>
          <table:table-cell table:formula="of:=[$source.G29]+[.F28]" office:value-type="float" office:value="1362" calcext:value-type="float">
            <text:p>1362</text:p>
          </table:table-cell>
          <table:table-cell table:formula="of:=ROUND([.E28]/[$source.$F$1];5)" office:value-type="float" office:value="0.06667" calcext:value-type="float">
            <text:p>0.06667</text:p>
          </table:table-cell>
          <table:table-cell table:formula="of:=ROUND([.F28]/[$source.$H$1];5)" office:value-type="float" office:value="0.03" calcext:value-type="float">
            <text:p>0.03</text:p>
          </table:table-cell>
          <table:table-cell table:formula="of:=ROUND([.G28]/[$source.$F$1];5)" office:value-type="float" office:value="0.25" calcext:value-type="float">
            <text:p>0.25</text:p>
          </table:table-cell>
          <table:table-cell table:formula="of:=ROUND([.H28]/[$source.$H$1];5)" office:value-type="float" office:value="0.5675" calcext:value-type="float">
            <text:p>0.5675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portrait' &gt; 25 &gt; hidden button 3 for ‘l’" calcext:value-type="string">
            <text:p>### Overlay 'portrait' &gt; 25 &gt; hidden button 3 for ‘l’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0_desc25 = &quot;l,0.25,0.5675,radial,0.06667,0.03&quot;" calcext:value-type="string">
            <text:p>overlay0_desc25 = "l,0.25,0.5675,radial,0.06667,0.03"</text:p>
          </table:table-cell>
          <table:table-cell table:formula="of:=IF([$source.C29]=&quot;&quot;;&quot;&quot;;&quot;overlay&quot;&amp;[$source.$D$1]&amp;&quot;_desc&quot;&amp;[.D28]&amp;&quot;_overlay = &quot;&amp;[$source.C29])">
            <text:p/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0_desc25_reach_x = 1.25&#10;overlay0_desc25_reach_y = 1.25" calcext:value-type="string">
            <text:p>overlay0_desc25_reach_x = 1.25</text:p>
            <text:p>overlay0_desc25_reach_y = 1.25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0_desc25_alpha_mod = 0" calcext:value-type="string">
            <text:p>overlay0_desc25_alpha_mod = 0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portrait' &gt; 26 &gt; button for 'select'&#10;overlay0_desc26 = &quot;select,0.41944,0.58793,radial,0.06667,0.03&quot;&#10;overlay0_desc26_overlay = p-btn-select.png&#10;overlay0_desc26_reach_x = 1.25&#10;overlay0_desc26_reach_y = 1.25&#10;overlay0_desc26_alpha_mod = 2" calcext:value-type="string">
            <text:p>### Overlay 'portrait' &gt; 26 &gt; button for 'select'</text:p>
            <text:p>overlay0_desc26 = "select,0.41944,0.58793,radial,0.06667,0.03"</text:p>
            <text:p>overlay0_desc26_overlay = p-btn-select.png</text:p>
            <text:p>overlay0_desc26_reach_x = 1.25</text:p>
            <text:p>overlay0_desc26_reach_y = 1.25</text:p>
            <text:p>overlay0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72" calcext:value-type="float">
            <text:p>72</text:p>
          </table:table-cell>
          <table:table-cell table:formula="of:=[$source.E30]/2" office:value-type="float" office:value="72" calcext:value-type="float">
            <text:p>72</text:p>
          </table:table-cell>
          <table:table-cell table:formula="of:=[$source.F30]+[.E29]" office:value-type="float" office:value="453" calcext:value-type="float">
            <text:p>453</text:p>
          </table:table-cell>
          <table:table-cell table:formula="of:=[$source.G30]+[.F29]" office:value-type="float" office:value="1411.035" calcext:value-type="float">
            <text:p>1411.035</text:p>
          </table:table-cell>
          <table:table-cell table:formula="of:=ROUND([.E29]/[$source.$F$1];5)" office:value-type="float" office:value="0.06667" calcext:value-type="float">
            <text:p>0.06667</text:p>
          </table:table-cell>
          <table:table-cell table:formula="of:=ROUND([.F29]/[$source.$H$1];5)" office:value-type="float" office:value="0.03" calcext:value-type="float">
            <text:p>0.03</text:p>
          </table:table-cell>
          <table:table-cell table:formula="of:=ROUND([.G29]/[$source.$F$1];5)" office:value-type="float" office:value="0.41944" calcext:value-type="float">
            <text:p>0.41944</text:p>
          </table:table-cell>
          <table:table-cell table:formula="of:=ROUND([.H29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portrait' &gt; 26 &gt; button for 'select'" calcext:value-type="string">
            <text:p>### Overlay 'portrait' &gt; 26 &gt; button for 'select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0_desc26 = &quot;select,0.41944,0.58793,radial,0.06667,0.03&quot;" calcext:value-type="string">
            <text:p>overlay0_desc26 = "select,0.41944,0.58793,radial,0.06667,0.03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0_desc26_overlay = p-btn-select.png" calcext:value-type="string">
            <text:p>overlay0_desc26_overlay = p-btn-select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0_desc26_reach_x = 1.25&#10;overlay0_desc26_reach_y = 1.25" calcext:value-type="string">
            <text:p>overlay0_desc26_reach_x = 1.25</text:p>
            <text:p>overlay0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0_desc26_alpha_mod = 2" calcext:value-type="string">
            <text:p>overlay0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portrait' &gt; 27 &gt; button for 'start'&#10;overlay0_desc27 = &quot;start,0.58056,0.58793,radial,0.06667,0.03&quot;&#10;overlay0_desc27_overlay = p-btn-start.png&#10;overlay0_desc27_reach_x = 1.25&#10;overlay0_desc27_reach_y = 1.25&#10;overlay0_desc27_alpha_mod = 2" calcext:value-type="string">
            <text:p>### Overlay 'portrait' &gt; 27 &gt; button for 'start'</text:p>
            <text:p>overlay0_desc27 = "start,0.58056,0.58793,radial,0.06667,0.03"</text:p>
            <text:p>overlay0_desc27_overlay = p-btn-start.png</text:p>
            <text:p>overlay0_desc27_reach_x = 1.25</text:p>
            <text:p>overlay0_desc27_reach_y = 1.25</text:p>
            <text:p>overlay0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72" calcext:value-type="float">
            <text:p>72</text:p>
          </table:table-cell>
          <table:table-cell table:formula="of:=[$source.E31]/2" office:value-type="float" office:value="72" calcext:value-type="float">
            <text:p>72</text:p>
          </table:table-cell>
          <table:table-cell table:formula="of:=[$source.F31]+[.E30]" office:value-type="float" office:value="627" calcext:value-type="float">
            <text:p>627</text:p>
          </table:table-cell>
          <table:table-cell table:formula="of:=[$source.G31]+[.F30]" office:value-type="float" office:value="1411.035" calcext:value-type="float">
            <text:p>1411.035</text:p>
          </table:table-cell>
          <table:table-cell table:formula="of:=ROUND([.E30]/[$source.$F$1];5)" office:value-type="float" office:value="0.06667" calcext:value-type="float">
            <text:p>0.06667</text:p>
          </table:table-cell>
          <table:table-cell table:formula="of:=ROUND([.F30]/[$source.$H$1];5)" office:value-type="float" office:value="0.03" calcext:value-type="float">
            <text:p>0.03</text:p>
          </table:table-cell>
          <table:table-cell table:formula="of:=ROUND([.G30]/[$source.$F$1];5)" office:value-type="float" office:value="0.58056" calcext:value-type="float">
            <text:p>0.58056</text:p>
          </table:table-cell>
          <table:table-cell table:formula="of:=ROUND([.H30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portrait' &gt; 27 &gt; button for 'start'" calcext:value-type="string">
            <text:p>### Overlay 'portrait' &gt; 27 &gt; button for 'start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0_desc27 = &quot;start,0.58056,0.58793,radial,0.06667,0.03&quot;" calcext:value-type="string">
            <text:p>overlay0_desc27 = "start,0.58056,0.58793,radial,0.06667,0.03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0_desc27_overlay = p-btn-start.png" calcext:value-type="string">
            <text:p>overlay0_desc27_overlay = p-btn-start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0_desc27_reach_x = 1.25&#10;overlay0_desc27_reach_y = 1.25" calcext:value-type="string">
            <text:p>overlay0_desc27_reach_x = 1.25</text:p>
            <text:p>overlay0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0_desc27_alpha_mod = 2" calcext:value-type="string">
            <text:p>overlay0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portrait' &gt; 28 &gt; button for 'r', disabled, handled by hidden button&#10;overlay0_desc28 = &quot;r,0.83472,0.57771,rect,0.15139,0.04021&quot;&#10;overlay0_desc28_overlay = p-btn-r.png&#10;overlay0_desc28_reach_x = 0&#10;overlay0_desc28_alpha_mod = 2" calcext:value-type="string">
            <text:p>### Overlay 'portrait' &gt; 28 &gt; button for 'r', disabled, handled by hidden button</text:p>
            <text:p>overlay0_desc28 = "r,0.83472,0.57771,rect,0.15139,0.04021"</text:p>
            <text:p>overlay0_desc28_overlay = p-btn-r.png</text:p>
            <text:p>overlay0_desc28_reach_x = 0</text:p>
            <text:p>overlay0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163.5" calcext:value-type="float">
            <text:p>163.5</text:p>
          </table:table-cell>
          <table:table-cell table:formula="of:=[$source.E32]/2" office:value-type="float" office:value="96.5" calcext:value-type="float">
            <text:p>96.5</text:p>
          </table:table-cell>
          <table:table-cell table:formula="of:=[$source.F32]+[.E31]" office:value-type="float" office:value="901.5" calcext:value-type="float">
            <text:p>901.5</text:p>
          </table:table-cell>
          <table:table-cell table:formula="of:=[$source.G32]+[.F31]" office:value-type="float" office:value="1386.5" calcext:value-type="float">
            <text:p>1386.5</text:p>
          </table:table-cell>
          <table:table-cell table:formula="of:=ROUND([.E31]/[$source.$F$1];5)" office:value-type="float" office:value="0.15139" calcext:value-type="float">
            <text:p>0.15139</text:p>
          </table:table-cell>
          <table:table-cell table:formula="of:=ROUND([.F31]/[$source.$H$1];5)" office:value-type="float" office:value="0.04021" calcext:value-type="float">
            <text:p>0.04021</text:p>
          </table:table-cell>
          <table:table-cell table:formula="of:=ROUND([.G31]/[$source.$F$1];5)" office:value-type="float" office:value="0.83472" calcext:value-type="float">
            <text:p>0.83472</text:p>
          </table:table-cell>
          <table:table-cell table:formula="of:=ROUND([.H31]/[$source.$H$1];5)" office:value-type="float" office:value="0.57771" calcext:value-type="float">
            <text:p>0.57771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portrait' &gt; 28 &gt; button for 'r', disabled, handled by hidden button" calcext:value-type="string">
            <text:p>### Overlay 'portrait' &gt; 28 &gt; button for 'r', disabled, handled by hidden button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0_desc28 = &quot;r,0.83472,0.57771,rect,0.15139,0.04021&quot;" calcext:value-type="string">
            <text:p>overlay0_desc28 = "r,0.83472,0.57771,rect,0.15139,0.04021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0_desc28_overlay = p-btn-r.png" calcext:value-type="string">
            <text:p>overlay0_desc28_overlay = p-btn-r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0_desc28_reach_x = 0" calcext:value-type="string">
            <text:p>overlay0_desc28_reach_x = 0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0_desc28_alpha_mod = 2" calcext:value-type="string">
            <text:p>overlay0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portrait' &gt; 29 &gt; hidden button 1 for ‘r’&#10;overlay0_desc29 = &quot;r,0.75,0.5675,radial,0.06667,0.03&quot;&#10;overlay0_desc29_reach_x = 1.25&#10;overlay0_desc29_reach_y = 1.25&#10;overlay0_desc29_alpha_mod = 0" calcext:value-type="string">
            <text:p>### Overlay 'portrait' &gt; 29 &gt; hidden button 1 for ‘r’</text:p>
            <text:p>overlay0_desc29 = "r,0.75,0.5675,radial,0.06667,0.03"</text:p>
            <text:p>overlay0_desc29_reach_x = 1.25</text:p>
            <text:p>overlay0_desc29_reach_y = 1.25</text:p>
            <text:p>overlay0_desc29_alpha_mod = 0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72" calcext:value-type="float">
            <text:p>72</text:p>
          </table:table-cell>
          <table:table-cell table:formula="of:=[$source.E33]/2" office:value-type="float" office:value="72" calcext:value-type="float">
            <text:p>72</text:p>
          </table:table-cell>
          <table:table-cell table:formula="of:=[$source.F33]+[.E32]" office:value-type="float" office:value="810" calcext:value-type="float">
            <text:p>810</text:p>
          </table:table-cell>
          <table:table-cell table:formula="of:=[$source.G33]+[.F32]" office:value-type="float" office:value="1362" calcext:value-type="float">
            <text:p>1362</text:p>
          </table:table-cell>
          <table:table-cell table:formula="of:=ROUND([.E32]/[$source.$F$1];5)" office:value-type="float" office:value="0.06667" calcext:value-type="float">
            <text:p>0.06667</text:p>
          </table:table-cell>
          <table:table-cell table:formula="of:=ROUND([.F32]/[$source.$H$1];5)" office:value-type="float" office:value="0.03" calcext:value-type="float">
            <text:p>0.03</text:p>
          </table:table-cell>
          <table:table-cell table:formula="of:=ROUND([.G32]/[$source.$F$1];5)" office:value-type="float" office:value="0.75" calcext:value-type="float">
            <text:p>0.75</text:p>
          </table:table-cell>
          <table:table-cell table:formula="of:=ROUND([.H32]/[$source.$H$1];5)" office:value-type="float" office:value="0.5675" calcext:value-type="float">
            <text:p>0.5675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portrait' &gt; 29 &gt; hidden button 1 for ‘r’" calcext:value-type="string">
            <text:p>### Overlay 'portrait' &gt; 29 &gt; hidden button 1 for ‘r’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0_desc29 = &quot;r,0.75,0.5675,radial,0.06667,0.03&quot;" calcext:value-type="string">
            <text:p>overlay0_desc29 = "r,0.75,0.5675,radial,0.06667,0.03"</text:p>
          </table:table-cell>
          <table:table-cell table:formula="of:=IF([$source.C33]=&quot;&quot;;&quot;&quot;;&quot;overlay&quot;&amp;[$source.$D$1]&amp;&quot;_desc&quot;&amp;[.D32]&amp;&quot;_overlay = &quot;&amp;[$source.C33])">
            <text:p/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0_desc29_reach_x = 1.25&#10;overlay0_desc29_reach_y = 1.25" calcext:value-type="string">
            <text:p>overlay0_desc29_reach_x = 1.25</text:p>
            <text:p>overlay0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0_desc29_alpha_mod = 0" calcext:value-type="string">
            <text:p>overlay0_desc29_alpha_mod = 0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portrait' &gt; 30 &gt; hidden button 2 for ‘r’&#10;overlay0_desc30 = &quot;r,0.83771,0.5727,radial,0.06667,0.03&quot;&#10;overlay0_desc30_reach_x = 1.25&#10;overlay0_desc30_reach_y = 1.25&#10;overlay0_desc30_alpha_mod = 0" calcext:value-type="string">
            <text:p>### Overlay 'portrait' &gt; 30 &gt; hidden button 2 for ‘r’</text:p>
            <text:p>overlay0_desc30 = "r,0.83771,0.5727,radial,0.06667,0.03"</text:p>
            <text:p>overlay0_desc30_reach_x = 1.25</text:p>
            <text:p>overlay0_desc30_reach_y = 1.25</text:p>
            <text:p>overlay0_desc30_alpha_mod = 0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72" calcext:value-type="float">
            <text:p>72</text:p>
          </table:table-cell>
          <table:table-cell table:formula="of:=[$source.E34]/2" office:value-type="float" office:value="72" calcext:value-type="float">
            <text:p>72</text:p>
          </table:table-cell>
          <table:table-cell table:formula="of:=[$source.F34]+[.E33]" office:value-type="float" office:value="904.728" calcext:value-type="float">
            <text:p>904.728</text:p>
          </table:table-cell>
          <table:table-cell table:formula="of:=[$source.G34]+[.F33]" office:value-type="float" office:value="1374.471" calcext:value-type="float">
            <text:p>1374.471</text:p>
          </table:table-cell>
          <table:table-cell table:formula="of:=ROUND([.E33]/[$source.$F$1];5)" office:value-type="float" office:value="0.06667" calcext:value-type="float">
            <text:p>0.06667</text:p>
          </table:table-cell>
          <table:table-cell table:formula="of:=ROUND([.F33]/[$source.$H$1];5)" office:value-type="float" office:value="0.03" calcext:value-type="float">
            <text:p>0.03</text:p>
          </table:table-cell>
          <table:table-cell table:formula="of:=ROUND([.G33]/[$source.$F$1];5)" office:value-type="float" office:value="0.83771" calcext:value-type="float">
            <text:p>0.83771</text:p>
          </table:table-cell>
          <table:table-cell table:formula="of:=ROUND([.H33]/[$source.$H$1];5)" office:value-type="float" office:value="0.5727" calcext:value-type="float">
            <text:p>0.5727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portrait' &gt; 30 &gt; hidden button 2 for ‘r’" calcext:value-type="string">
            <text:p>### Overlay 'portrait' &gt; 30 &gt; hidden button 2 for ‘r’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0_desc30 = &quot;r,0.83771,0.5727,radial,0.06667,0.03&quot;" calcext:value-type="string">
            <text:p>overlay0_desc30 = "r,0.83771,0.5727,radial,0.06667,0.03"</text:p>
          </table:table-cell>
          <table:table-cell table:formula="of:=IF([$source.C34]=&quot;&quot;;&quot;&quot;;&quot;overlay&quot;&amp;[$source.$D$1]&amp;&quot;_desc&quot;&amp;[.D33]&amp;&quot;_overlay = &quot;&amp;[$source.C34])">
            <text:p/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0_desc30_reach_x = 1.25&#10;overlay0_desc30_reach_y = 1.25" calcext:value-type="string">
            <text:p>overlay0_desc30_reach_x = 1.25</text:p>
            <text:p>overlay0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0_desc30_alpha_mod = 0" calcext:value-type="string">
            <text:p>overlay0_desc30_alpha_mod = 0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portrait' &gt; 31 &gt; hidden button 3 for ‘r’&#10;overlay0_desc31 = &quot;r,0.91944,0.58793,radial,0.06667,0.03&quot;&#10;overlay0_desc31_reach_x = 1.25&#10;overlay0_desc31_reach_y = 1.25&#10;overlay0_desc31_alpha_mod = 0" calcext:value-type="string">
            <text:p>### Overlay 'portrait' &gt; 31 &gt; hidden button 3 for ‘r’</text:p>
            <text:p>overlay0_desc31 = "r,0.91944,0.58793,radial,0.06667,0.03"</text:p>
            <text:p>overlay0_desc31_reach_x = 1.25</text:p>
            <text:p>overlay0_desc31_reach_y = 1.25</text:p>
            <text:p>overlay0_desc31_alpha_mod = 0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72" calcext:value-type="float">
            <text:p>72</text:p>
          </table:table-cell>
          <table:table-cell table:formula="of:=[$source.E35]/2" office:value-type="float" office:value="72" calcext:value-type="float">
            <text:p>72</text:p>
          </table:table-cell>
          <table:table-cell table:formula="of:=[$source.F35]+[.E34]" office:value-type="float" office:value="993" calcext:value-type="float">
            <text:p>993</text:p>
          </table:table-cell>
          <table:table-cell table:formula="of:=[$source.G35]+[.F34]" office:value-type="float" office:value="1411.035" calcext:value-type="float">
            <text:p>1411.035</text:p>
          </table:table-cell>
          <table:table-cell table:formula="of:=ROUND([.E34]/[$source.$F$1];5)" office:value-type="float" office:value="0.06667" calcext:value-type="float">
            <text:p>0.06667</text:p>
          </table:table-cell>
          <table:table-cell table:formula="of:=ROUND([.F34]/[$source.$H$1];5)" office:value-type="float" office:value="0.03" calcext:value-type="float">
            <text:p>0.03</text:p>
          </table:table-cell>
          <table:table-cell table:formula="of:=ROUND([.G34]/[$source.$F$1];5)" office:value-type="float" office:value="0.91944" calcext:value-type="float">
            <text:p>0.91944</text:p>
          </table:table-cell>
          <table:table-cell table:formula="of:=ROUND([.H34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portrait' &gt; 31 &gt; hidden button 3 for ‘r’" calcext:value-type="string">
            <text:p>### Overlay 'portrait' &gt; 31 &gt; hidden button 3 for ‘r’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0_desc31 = &quot;r,0.91944,0.58793,radial,0.06667,0.03&quot;" calcext:value-type="string">
            <text:p>overlay0_desc31 = "r,0.91944,0.58793,radial,0.06667,0.03"</text:p>
          </table:table-cell>
          <table:table-cell table:formula="of:=IF([$source.C35]=&quot;&quot;;&quot;&quot;;&quot;overlay&quot;&amp;[$source.$D$1]&amp;&quot;_desc&quot;&amp;[.D34]&amp;&quot;_overlay = &quot;&amp;[$source.C35])">
            <text:p/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0_desc31_reach_x = 1.25&#10;overlay0_desc31_reach_y = 1.25" calcext:value-type="string">
            <text:p>overlay0_desc31_reach_x = 1.25</text:p>
            <text:p>overlay0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0_desc31_alpha_mod = 0" calcext:value-type="string">
            <text:p>overlay0_desc31_alpha_mod = 0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portrait' &gt; 32 &gt; button for 'up', disabled, handled by dpad_area&#10;overlay0_desc32 = &quot;up,0.25,0.6625,radial,0.07778,0.035&quot;&#10;overlay0_desc32_overlay = p-btn-dpad-up.png&#10;overlay0_desc32_reach_x = 0&#10;overlay0_desc32_alpha_mod = 2" calcext:value-type="string">
            <text:p>### Overlay 'portrait' &gt; 32 &gt; button for 'up', disabled, handled by dpad_area</text:p>
            <text:p>overlay0_desc32 = "up,0.25,0.6625,radial,0.07778,0.035"</text:p>
            <text:p>overlay0_desc32_overlay = p-btn-dpad-up.png</text:p>
            <text:p>overlay0_desc32_reach_x = 0</text:p>
            <text:p>overlay0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84" calcext:value-type="float">
            <text:p>84</text:p>
          </table:table-cell>
          <table:table-cell table:formula="of:=[$source.E36]/2" office:value-type="float" office:value="84" calcext:value-type="float">
            <text:p>84</text:p>
          </table:table-cell>
          <table:table-cell table:formula="of:=[$source.F36]+[.E35]" office:value-type="float" office:value="270" calcext:value-type="float">
            <text:p>270</text:p>
          </table:table-cell>
          <table:table-cell table:formula="of:=[$source.G36]+[.F35]" office:value-type="float" office:value="1590" calcext:value-type="float">
            <text:p>1590</text:p>
          </table:table-cell>
          <table:table-cell table:formula="of:=ROUND([.E35]/[$source.$F$1];5)" office:value-type="float" office:value="0.07778" calcext:value-type="float">
            <text:p>0.07778</text:p>
          </table:table-cell>
          <table:table-cell table:formula="of:=ROUND([.F35]/[$source.$H$1];5)" office:value-type="float" office:value="0.035" calcext:value-type="float">
            <text:p>0.035</text:p>
          </table:table-cell>
          <table:table-cell table:formula="of:=ROUND([.G35]/[$source.$F$1];5)" office:value-type="float" office:value="0.25" calcext:value-type="float">
            <text:p>0.25</text:p>
          </table:table-cell>
          <table:table-cell table:formula="of:=ROUND([.H35]/[$source.$H$1];5)" office:value-type="float" office:value="0.6625" calcext:value-type="float">
            <text:p>0.6625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portrait' &gt; 32 &gt; button for 'up', disabled, handled by dpad_area" calcext:value-type="string">
            <text:p>### Overlay 'portrait' &gt; 32 &gt; button for 'up', disabled, handled by dpad_area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0_desc32 = &quot;up,0.25,0.6625,radial,0.07778,0.035&quot;" calcext:value-type="string">
            <text:p>overlay0_desc32 = "up,0.25,0.6625,radial,0.07778,0.035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0_desc32_overlay = p-btn-dpad-up.png" calcext:value-type="string">
            <text:p>overlay0_desc32_overlay = p-btn-dpad-up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0_desc32_reach_x = 0" calcext:value-type="string">
            <text:p>overlay0_desc32_reach_x = 0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0_desc32_alpha_mod = 2" calcext:value-type="string">
            <text:p>overlay0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portrait' &gt; 33 &gt; button for 'left', disabled, handled by dpad_area&#10;overlay0_desc33 = &quot;left,0.12222,0.72,radial,0.07778,0.035&quot;&#10;overlay0_desc33_overlay = p-btn-dpad-left.png&#10;overlay0_desc33_reach_x = 0&#10;overlay0_desc33_alpha_mod = 2" calcext:value-type="string">
            <text:p>### Overlay 'portrait' &gt; 33 &gt; button for 'left', disabled, handled by dpad_area</text:p>
            <text:p>overlay0_desc33 = "left,0.12222,0.72,radial,0.07778,0.035"</text:p>
            <text:p>overlay0_desc33_overlay = p-btn-dpad-left.png</text:p>
            <text:p>overlay0_desc33_reach_x = 0</text:p>
            <text:p>overlay0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84" calcext:value-type="float">
            <text:p>84</text:p>
          </table:table-cell>
          <table:table-cell table:formula="of:=[$source.E37]/2" office:value-type="float" office:value="84" calcext:value-type="float">
            <text:p>84</text:p>
          </table:table-cell>
          <table:table-cell table:formula="of:=[$source.F37]+[.E36]" office:value-type="float" office:value="132" calcext:value-type="float">
            <text:p>132</text:p>
          </table:table-cell>
          <table:table-cell table:formula="of:=[$source.G37]+[.F36]" office:value-type="float" office:value="1728" calcext:value-type="float">
            <text:p>1728</text:p>
          </table:table-cell>
          <table:table-cell table:formula="of:=ROUND([.E36]/[$source.$F$1];5)" office:value-type="float" office:value="0.07778" calcext:value-type="float">
            <text:p>0.07778</text:p>
          </table:table-cell>
          <table:table-cell table:formula="of:=ROUND([.F36]/[$source.$H$1];5)" office:value-type="float" office:value="0.035" calcext:value-type="float">
            <text:p>0.035</text:p>
          </table:table-cell>
          <table:table-cell table:formula="of:=ROUND([.G36]/[$source.$F$1];5)" office:value-type="float" office:value="0.12222" calcext:value-type="float">
            <text:p>0.12222</text:p>
          </table:table-cell>
          <table:table-cell table:formula="of:=ROUND([.H36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portrait' &gt; 33 &gt; button for 'left', disabled, handled by dpad_area" calcext:value-type="string">
            <text:p>### Overlay 'portrait' &gt; 33 &gt; button for 'left', disabled, handled by dpad_area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0_desc33 = &quot;left,0.12222,0.72,radial,0.07778,0.035&quot;" calcext:value-type="string">
            <text:p>overlay0_desc33 = "left,0.12222,0.72,radial,0.07778,0.035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0_desc33_overlay = p-btn-dpad-left.png" calcext:value-type="string">
            <text:p>overlay0_desc33_overlay = p-btn-dpad-lef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0_desc33_reach_x = 0" calcext:value-type="string">
            <text:p>overlay0_desc33_reach_x = 0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0_desc33_alpha_mod = 2" calcext:value-type="string">
            <text:p>overlay0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portrait' &gt; 34 &gt; button for 'right', disabled, handled by dpad_area&#10;overlay0_desc34 = &quot;right,0.37778,0.72,radial,0.07778,0.035&quot;&#10;overlay0_desc34_overlay = p-btn-dpad-right.png&#10;overlay0_desc34_reach_x = 0&#10;overlay0_desc34_alpha_mod = 2" calcext:value-type="string">
            <text:p>### Overlay 'portrait' &gt; 34 &gt; button for 'right', disabled, handled by dpad_area</text:p>
            <text:p>overlay0_desc34 = "right,0.37778,0.72,radial,0.07778,0.035"</text:p>
            <text:p>overlay0_desc34_overlay = p-btn-dpad-right.png</text:p>
            <text:p>overlay0_desc34_reach_x = 0</text:p>
            <text:p>overlay0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84" calcext:value-type="float">
            <text:p>84</text:p>
          </table:table-cell>
          <table:table-cell table:formula="of:=[$source.E38]/2" office:value-type="float" office:value="84" calcext:value-type="float">
            <text:p>84</text:p>
          </table:table-cell>
          <table:table-cell table:formula="of:=[$source.F38]+[.E37]" office:value-type="float" office:value="408" calcext:value-type="float">
            <text:p>408</text:p>
          </table:table-cell>
          <table:table-cell table:formula="of:=[$source.G38]+[.F37]" office:value-type="float" office:value="1728" calcext:value-type="float">
            <text:p>1728</text:p>
          </table:table-cell>
          <table:table-cell table:formula="of:=ROUND([.E37]/[$source.$F$1];5)" office:value-type="float" office:value="0.07778" calcext:value-type="float">
            <text:p>0.07778</text:p>
          </table:table-cell>
          <table:table-cell table:formula="of:=ROUND([.F37]/[$source.$H$1];5)" office:value-type="float" office:value="0.035" calcext:value-type="float">
            <text:p>0.035</text:p>
          </table:table-cell>
          <table:table-cell table:formula="of:=ROUND([.G37]/[$source.$F$1];5)" office:value-type="float" office:value="0.37778" calcext:value-type="float">
            <text:p>0.37778</text:p>
          </table:table-cell>
          <table:table-cell table:formula="of:=ROUND([.H37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portrait' &gt; 34 &gt; button for 'right', disabled, handled by dpad_area" calcext:value-type="string">
            <text:p>### Overlay 'portrait' &gt; 34 &gt; button for 'right', disabled, handled by dpad_area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0_desc34 = &quot;right,0.37778,0.72,radial,0.07778,0.035&quot;" calcext:value-type="string">
            <text:p>overlay0_desc34 = "right,0.37778,0.72,radial,0.07778,0.035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0_desc34_overlay = p-btn-dpad-right.png" calcext:value-type="string">
            <text:p>overlay0_desc34_overlay = p-btn-dpad-right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0_desc34_reach_x = 0" calcext:value-type="string">
            <text:p>overlay0_desc34_reach_x = 0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0_desc34_alpha_mod = 2" calcext:value-type="string">
            <text:p>overlay0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portrait' &gt; 35 &gt; button for 'down', disabled, handled by dpad_area&#10;overlay0_desc35 = &quot;down,0.25,0.7775,radial,0.07778,0.035&quot;&#10;overlay0_desc35_overlay = p-btn-dpad-down.png&#10;overlay0_desc35_reach_x = 0&#10;overlay0_desc35_alpha_mod = 2" calcext:value-type="string">
            <text:p>### Overlay 'portrait' &gt; 35 &gt; button for 'down', disabled, handled by dpad_area</text:p>
            <text:p>overlay0_desc35 = "down,0.25,0.7775,radial,0.07778,0.035"</text:p>
            <text:p>overlay0_desc35_overlay = p-btn-dpad-down.png</text:p>
            <text:p>overlay0_desc35_reach_x = 0</text:p>
            <text:p>overlay0_desc35_alpha_mod = 2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84" calcext:value-type="float">
            <text:p>84</text:p>
          </table:table-cell>
          <table:table-cell table:formula="of:=[$source.E39]/2" office:value-type="float" office:value="84" calcext:value-type="float">
            <text:p>84</text:p>
          </table:table-cell>
          <table:table-cell table:formula="of:=[$source.F39]+[.E38]" office:value-type="float" office:value="270" calcext:value-type="float">
            <text:p>270</text:p>
          </table:table-cell>
          <table:table-cell table:formula="of:=[$source.G39]+[.F38]" office:value-type="float" office:value="1866" calcext:value-type="float">
            <text:p>1866</text:p>
          </table:table-cell>
          <table:table-cell table:formula="of:=ROUND([.E38]/[$source.$F$1];5)" office:value-type="float" office:value="0.07778" calcext:value-type="float">
            <text:p>0.07778</text:p>
          </table:table-cell>
          <table:table-cell table:formula="of:=ROUND([.F38]/[$source.$H$1];5)" office:value-type="float" office:value="0.035" calcext:value-type="float">
            <text:p>0.035</text:p>
          </table:table-cell>
          <table:table-cell table:formula="of:=ROUND([.G38]/[$source.$F$1];5)" office:value-type="float" office:value="0.25" calcext:value-type="float">
            <text:p>0.25</text:p>
          </table:table-cell>
          <table:table-cell table:formula="of:=ROUND([.H38]/[$source.$H$1];5)" office:value-type="float" office:value="0.7775" calcext:value-type="float">
            <text:p>0.7775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portrait' &gt; 35 &gt; button for 'down', disabled, handled by dpad_area" calcext:value-type="string">
            <text:p>### Overlay 'portrait' &gt; 35 &gt; button for 'down', disabled, handled by dpad_area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0_desc35 = &quot;down,0.25,0.7775,radial,0.07778,0.035&quot;" calcext:value-type="string">
            <text:p>overlay0_desc35 = "down,0.25,0.7775,radial,0.07778,0.035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0_desc35_overlay = p-btn-dpad-down.png" calcext:value-type="string">
            <text:p>overlay0_desc35_overlay = p-btn-dpad-down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0_desc35_reach_x = 0" calcext:value-type="string">
            <text:p>overlay0_desc35_reach_x = 0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0_desc35_alpha_mod = 2" calcext:value-type="string">
            <text:p>overlay0_desc35_alpha_mod = 2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portrait' &gt; 36 &gt; button for 'up|left', disabled, handled by dpad_area&#10;overlay0_desc36 = &quot;up|left,0.11644,0.6599,radial,0.01667,0.0075&quot;&#10;overlay0_desc36_overlay = p-btn-corner.png&#10;overlay0_desc36_reach_x = 0&#10;overlay0_desc36_alpha_mod = 2" calcext:value-type="string">
            <text:p>### Overlay 'portrait' &gt; 36 &gt; button for 'up|left', disabled, handled by dpad_area</text:p>
            <text:p>overlay0_desc36 = "up|left,0.11644,0.6599,radial,0.01667,0.0075"</text:p>
            <text:p>overlay0_desc36_overlay = p-btn-corner.png</text:p>
            <text:p>overlay0_desc36_reach_x = 0</text:p>
            <text:p>overlay0_desc36_alpha_mod = 2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18" calcext:value-type="float">
            <text:p>18</text:p>
          </table:table-cell>
          <table:table-cell table:formula="of:=[$source.E40]/2" office:value-type="float" office:value="18" calcext:value-type="float">
            <text:p>18</text:p>
          </table:table-cell>
          <table:table-cell table:formula="of:=[$source.F40]+[.E39]" office:value-type="float" office:value="125.75" calcext:value-type="float">
            <text:p>125.75</text:p>
          </table:table-cell>
          <table:table-cell table:formula="of:=[$source.G40]+[.F39]" office:value-type="float" office:value="1583.75" calcext:value-type="float">
            <text:p>1583.75</text:p>
          </table:table-cell>
          <table:table-cell table:formula="of:=ROUND([.E39]/[$source.$F$1];5)" office:value-type="float" office:value="0.01667" calcext:value-type="float">
            <text:p>0.01667</text:p>
          </table:table-cell>
          <table:table-cell table:formula="of:=ROUND([.F39]/[$source.$H$1];5)" office:value-type="float" office:value="0.0075" calcext:value-type="float">
            <text:p>0.0075</text:p>
          </table:table-cell>
          <table:table-cell table:formula="of:=ROUND([.G39]/[$source.$F$1];5)" office:value-type="float" office:value="0.11644" calcext:value-type="float">
            <text:p>0.11644</text:p>
          </table:table-cell>
          <table:table-cell table:formula="of:=ROUND([.H39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portrait' &gt; 36 &gt; button for 'up|left', disabled, handled by dpad_area" calcext:value-type="string">
            <text:p>### Overlay 'portrait' &gt; 36 &gt; button for 'up|left', disabled, handled by dpad_area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0_desc36 = &quot;up|left,0.11644,0.6599,radial,0.01667,0.0075&quot;" calcext:value-type="string">
            <text:p>overlay0_desc36 = "up|left,0.11644,0.6599,radial,0.01667,0.0075"</text:p>
          </table:table-cell>
          <table:table-cell table:formula="of:=IF([$source.C40]=&quot;&quot;;&quot;&quot;;&quot;overlay&quot;&amp;[$source.$D$1]&amp;&quot;_desc&quot;&amp;[.D39]&amp;&quot;_overlay = &quot;&amp;[$source.C40])" office:value-type="string" office:string-value="overlay0_desc36_overlay = p-btn-corner.png" calcext:value-type="string">
            <text:p>overlay0_desc36_overlay = p-btn-corner.png</text:p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0_desc36_reach_x = 0" calcext:value-type="string">
            <text:p>overlay0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0_desc36_alpha_mod = 2" calcext:value-type="string">
            <text:p>overlay0_desc36_alpha_mod = 2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portrait' &gt; 37 &gt; button for 'up|right', disabled, handled by dpad_area&#10;overlay0_desc37 = &quot;up|right,0.38356,0.6599,radial,0.01667,0.0075&quot;&#10;overlay0_desc37_overlay = p-btn-corner.png&#10;overlay0_desc37_reach_x = 0&#10;overlay0_desc37_alpha_mod = 2" calcext:value-type="string">
            <text:p>### Overlay 'portrait' &gt; 37 &gt; button for 'up|right', disabled, handled by dpad_area</text:p>
            <text:p>overlay0_desc37 = "up|right,0.38356,0.6599,radial,0.01667,0.0075"</text:p>
            <text:p>overlay0_desc37_overlay = p-btn-corner.png</text:p>
            <text:p>overlay0_desc37_reach_x = 0</text:p>
            <text:p>overlay0_desc37_alpha_mod = 2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18" calcext:value-type="float">
            <text:p>18</text:p>
          </table:table-cell>
          <table:table-cell table:formula="of:=[$source.E41]/2" office:value-type="float" office:value="18" calcext:value-type="float">
            <text:p>18</text:p>
          </table:table-cell>
          <table:table-cell table:formula="of:=[$source.F41]+[.E40]" office:value-type="float" office:value="414.25" calcext:value-type="float">
            <text:p>414.25</text:p>
          </table:table-cell>
          <table:table-cell table:formula="of:=[$source.G41]+[.F40]" office:value-type="float" office:value="1583.75" calcext:value-type="float">
            <text:p>1583.75</text:p>
          </table:table-cell>
          <table:table-cell table:formula="of:=ROUND([.E40]/[$source.$F$1];5)" office:value-type="float" office:value="0.01667" calcext:value-type="float">
            <text:p>0.01667</text:p>
          </table:table-cell>
          <table:table-cell table:formula="of:=ROUND([.F40]/[$source.$H$1];5)" office:value-type="float" office:value="0.0075" calcext:value-type="float">
            <text:p>0.0075</text:p>
          </table:table-cell>
          <table:table-cell table:formula="of:=ROUND([.G40]/[$source.$F$1];5)" office:value-type="float" office:value="0.38356" calcext:value-type="float">
            <text:p>0.38356</text:p>
          </table:table-cell>
          <table:table-cell table:formula="of:=ROUND([.H40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portrait' &gt; 37 &gt; button for 'up|right', disabled, handled by dpad_area" calcext:value-type="string">
            <text:p>### Overlay 'portrait' &gt; 37 &gt; button for 'up|right', disabled, handled by dpad_area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0_desc37 = &quot;up|right,0.38356,0.6599,radial,0.01667,0.0075&quot;" calcext:value-type="string">
            <text:p>overlay0_desc37 = "up|right,0.38356,0.6599,radial,0.01667,0.0075"</text:p>
          </table:table-cell>
          <table:table-cell table:formula="of:=IF([$source.C41]=&quot;&quot;;&quot;&quot;;&quot;overlay&quot;&amp;[$source.$D$1]&amp;&quot;_desc&quot;&amp;[.D40]&amp;&quot;_overlay = &quot;&amp;[$source.C41])" office:value-type="string" office:string-value="overlay0_desc37_overlay = p-btn-corner.png" calcext:value-type="string">
            <text:p>overlay0_desc37_overlay = p-btn-corner.png</text:p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0_desc37_reach_x = 0" calcext:value-type="string">
            <text:p>overlay0_desc37_reach_x = 0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0_desc37_alpha_mod = 2" calcext:value-type="string">
            <text:p>overlay0_desc37_alpha_mod = 2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portrait' &gt; 38 &gt; button for 'down|left', disabled, handled by dpad_area&#10;overlay0_desc38 = &quot;down|left,0.11644,0.7801,radial,0.01667,0.0075&quot;&#10;overlay0_desc38_overlay = p-btn-corner.png&#10;overlay0_desc38_reach_x = 0&#10;overlay0_desc38_alpha_mod = 2" calcext:value-type="string">
            <text:p>### Overlay 'portrait' &gt; 38 &gt; button for 'down|left', disabled, handled by dpad_area</text:p>
            <text:p>overlay0_desc38 = "down|left,0.11644,0.7801,radial,0.01667,0.0075"</text:p>
            <text:p>overlay0_desc38_overlay = p-btn-corner.png</text:p>
            <text:p>overlay0_desc38_reach_x = 0</text:p>
            <text:p>overlay0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18" calcext:value-type="float">
            <text:p>18</text:p>
          </table:table-cell>
          <table:table-cell table:formula="of:=[$source.E42]/2" office:value-type="float" office:value="18" calcext:value-type="float">
            <text:p>18</text:p>
          </table:table-cell>
          <table:table-cell table:formula="of:=[$source.F42]+[.E41]" office:value-type="float" office:value="125.75" calcext:value-type="float">
            <text:p>125.75</text:p>
          </table:table-cell>
          <table:table-cell table:formula="of:=[$source.G42]+[.F41]" office:value-type="float" office:value="1872.25" calcext:value-type="float">
            <text:p>1872.25</text:p>
          </table:table-cell>
          <table:table-cell table:formula="of:=ROUND([.E41]/[$source.$F$1];5)" office:value-type="float" office:value="0.01667" calcext:value-type="float">
            <text:p>0.01667</text:p>
          </table:table-cell>
          <table:table-cell table:formula="of:=ROUND([.F41]/[$source.$H$1];5)" office:value-type="float" office:value="0.0075" calcext:value-type="float">
            <text:p>0.0075</text:p>
          </table:table-cell>
          <table:table-cell table:formula="of:=ROUND([.G41]/[$source.$F$1];5)" office:value-type="float" office:value="0.11644" calcext:value-type="float">
            <text:p>0.11644</text:p>
          </table:table-cell>
          <table:table-cell table:formula="of:=ROUND([.H41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portrait' &gt; 38 &gt; button for 'down|left', disabled, handled by dpad_area" calcext:value-type="string">
            <text:p>### Overlay 'portrait' &gt; 38 &gt; button for 'down|left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0_desc38 = &quot;down|left,0.11644,0.7801,radial,0.01667,0.0075&quot;" calcext:value-type="string">
            <text:p>overlay0_desc38 = "down|left,0.11644,0.7801,radial,0.01667,0.0075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0_desc38_overlay = p-btn-corner.png" calcext:value-type="string">
            <text:p>overlay0_desc38_overlay = p-btn-corner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0_desc38_reach_x = 0" calcext:value-type="string">
            <text:p>overlay0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0_desc38_alpha_mod = 2" calcext:value-type="string">
            <text:p>overlay0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portrait' &gt; 39 &gt; button for 'down|right', disabled, handled by dpad_area&#10;overlay0_desc39 = &quot;down|right,0.38356,0.7801,radial,0.01667,0.0075&quot;&#10;overlay0_desc39_overlay = p-btn-corner.png&#10;overlay0_desc39_reach_x = 0&#10;overlay0_desc39_alpha_mod = 2" calcext:value-type="string">
            <text:p>### Overlay 'portrait' &gt; 39 &gt; button for 'down|right', disabled, handled by dpad_area</text:p>
            <text:p>overlay0_desc39 = "down|right,0.38356,0.7801,radial,0.01667,0.0075"</text:p>
            <text:p>overlay0_desc39_overlay = p-btn-corner.png</text:p>
            <text:p>overlay0_desc39_reach_x = 0</text:p>
            <text:p>overlay0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18" calcext:value-type="float">
            <text:p>18</text:p>
          </table:table-cell>
          <table:table-cell table:formula="of:=[$source.E43]/2" office:value-type="float" office:value="18" calcext:value-type="float">
            <text:p>18</text:p>
          </table:table-cell>
          <table:table-cell table:formula="of:=[$source.F43]+[.E42]" office:value-type="float" office:value="414.25" calcext:value-type="float">
            <text:p>414.25</text:p>
          </table:table-cell>
          <table:table-cell table:formula="of:=[$source.G43]+[.F42]" office:value-type="float" office:value="1872.25" calcext:value-type="float">
            <text:p>1872.25</text:p>
          </table:table-cell>
          <table:table-cell table:formula="of:=ROUND([.E42]/[$source.$F$1];5)" office:value-type="float" office:value="0.01667" calcext:value-type="float">
            <text:p>0.01667</text:p>
          </table:table-cell>
          <table:table-cell table:formula="of:=ROUND([.F42]/[$source.$H$1];5)" office:value-type="float" office:value="0.0075" calcext:value-type="float">
            <text:p>0.0075</text:p>
          </table:table-cell>
          <table:table-cell table:formula="of:=ROUND([.G42]/[$source.$F$1];5)" office:value-type="float" office:value="0.38356" calcext:value-type="float">
            <text:p>0.38356</text:p>
          </table:table-cell>
          <table:table-cell table:formula="of:=ROUND([.H42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portrait' &gt; 39 &gt; button for 'down|right', disabled, handled by dpad_area" calcext:value-type="string">
            <text:p>### Overlay 'portrait' &gt; 39 &gt; button for 'down|right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0_desc39 = &quot;down|right,0.38356,0.7801,radial,0.01667,0.0075&quot;" calcext:value-type="string">
            <text:p>overlay0_desc39 = "down|right,0.38356,0.7801,radial,0.01667,0.0075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0_desc39_overlay = p-btn-corner.png" calcext:value-type="string">
            <text:p>overlay0_desc39_overlay = p-btn-corner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0_desc39_reach_x = 0" calcext:value-type="string">
            <text:p>overlay0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0_desc39_alpha_mod = 2" calcext:value-type="string">
            <text:p>overlay0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portrait' &gt; 40 &gt; handler for 'dpad_area'&#10;overlay0_desc40 = &quot;dpad_area,0.25,0.72,radial,0.22778,0.1025&quot;&#10;overlay0_desc40_overlay = p-area-dpad.png&#10;overlay0_desc40_reach_x = 1.25&#10;overlay0_desc40_reach_y = 1.25&#10;overlay0_desc40_alpha_mod = 1" calcext:value-type="string">
            <text:p>### Overlay 'portrait' &gt; 40 &gt; handler for 'dpad_area'</text:p>
            <text:p>overlay0_desc40 = "dpad_area,0.25,0.72,radial,0.22778,0.1025"</text:p>
            <text:p>overlay0_desc40_overlay = p-area-dpad.png</text:p>
            <text:p>overlay0_desc40_reach_x = 1.25</text:p>
            <text:p>overlay0_desc40_reach_y = 1.25</text:p>
            <text:p>overlay0_desc40_alpha_mod = 1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246" calcext:value-type="float">
            <text:p>246</text:p>
          </table:table-cell>
          <table:table-cell table:formula="of:=[$source.E44]/2" office:value-type="float" office:value="246" calcext:value-type="float">
            <text:p>246</text:p>
          </table:table-cell>
          <table:table-cell table:formula="of:=[$source.F44]+[.E43]" office:value-type="float" office:value="270" calcext:value-type="float">
            <text:p>270</text:p>
          </table:table-cell>
          <table:table-cell table:formula="of:=[$source.G44]+[.F43]" office:value-type="float" office:value="1728" calcext:value-type="float">
            <text:p>1728</text:p>
          </table:table-cell>
          <table:table-cell table:formula="of:=ROUND([.E43]/[$source.$F$1];5)" office:value-type="float" office:value="0.22778" calcext:value-type="float">
            <text:p>0.22778</text:p>
          </table:table-cell>
          <table:table-cell table:formula="of:=ROUND([.F43]/[$source.$H$1];5)" office:value-type="float" office:value="0.1025" calcext:value-type="float">
            <text:p>0.1025</text:p>
          </table:table-cell>
          <table:table-cell table:formula="of:=ROUND([.G43]/[$source.$F$1];5)" office:value-type="float" office:value="0.25" calcext:value-type="float">
            <text:p>0.25</text:p>
          </table:table-cell>
          <table:table-cell table:formula="of:=ROUND([.H43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portrait' &gt; 40 &gt; handler for 'dpad_area'" calcext:value-type="string">
            <text:p>### Overlay 'portrait' &gt; 40 &gt; handler for 'dpad_area'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0_desc40 = &quot;dpad_area,0.25,0.72,radial,0.22778,0.1025&quot;" calcext:value-type="string">
            <text:p>overlay0_desc40 = "dpad_area,0.25,0.72,radial,0.22778,0.1025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0_desc40_overlay = p-area-dpad.png" calcext:value-type="string">
            <text:p>overlay0_desc40_overlay = p-area-dpad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0_desc40_reach_x = 1.25&#10;overlay0_desc40_reach_y = 1.25" calcext:value-type="string">
            <text:p>overlay0_desc40_reach_x = 1.25</text:p>
            <text:p>overlay0_desc40_reach_y = 1.25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0_desc40_alpha_mod = 1" calcext:value-type="string">
            <text:p>overlay0_desc40_alpha_mod = 1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portrait' &gt; 41 &gt; button for 'a’&#10;overlay0_desc41 = &quot;a,0.84382,0.69563,radial,0.09722,0.04375&quot;&#10;overlay0_desc41_overlay = p-btn-act2-a.png&#10;overlay0_desc41_reach_x = 1.25&#10;overlay0_desc41_reach_y = 1.25&#10;overlay0_desc41_alpha_mod = 2" calcext:value-type="string">
            <text:p>### Overlay 'portrait' &gt; 41 &gt; button for 'a’</text:p>
            <text:p>overlay0_desc41 = "a,0.84382,0.69563,radial,0.09722,0.04375"</text:p>
            <text:p>overlay0_desc41_overlay = p-btn-act2-a.png</text:p>
            <text:p>overlay0_desc41_reach_x = 1.25</text:p>
            <text:p>overlay0_desc41_reach_y = 1.25</text:p>
            <text:p>overlay0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105" calcext:value-type="float">
            <text:p>105</text:p>
          </table:table-cell>
          <table:table-cell table:formula="of:=[$source.E45]/2" office:value-type="float" office:value="105" calcext:value-type="float">
            <text:p>105</text:p>
          </table:table-cell>
          <table:table-cell table:formula="of:=[$source.F45]+[.E44]" office:value-type="float" office:value="911.325" calcext:value-type="float">
            <text:p>911.325</text:p>
          </table:table-cell>
          <table:table-cell table:formula="of:=[$source.G45]+[.F44]" office:value-type="float" office:value="1669.5" calcext:value-type="float">
            <text:p>1669.5</text:p>
          </table:table-cell>
          <table:table-cell table:formula="of:=ROUND([.E44]/[$source.$F$1];5)" office:value-type="float" office:value="0.09722" calcext:value-type="float">
            <text:p>0.09722</text:p>
          </table:table-cell>
          <table:table-cell table:formula="of:=ROUND([.F44]/[$source.$H$1];5)" office:value-type="float" office:value="0.04375" calcext:value-type="float">
            <text:p>0.04375</text:p>
          </table:table-cell>
          <table:table-cell table:formula="of:=ROUND([.G44]/[$source.$F$1];5)" office:value-type="float" office:value="0.84382" calcext:value-type="float">
            <text:p>0.84382</text:p>
          </table:table-cell>
          <table:table-cell table:formula="of:=ROUND([.H44]/[$source.$H$1];5)" office:value-type="float" office:value="0.69563" calcext:value-type="float">
            <text:p>0.69563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portrait' &gt; 41 &gt; button for 'a’" calcext:value-type="string">
            <text:p>### Overlay 'portrait' &gt; 41 &gt; button for 'a’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0_desc41 = &quot;a,0.84382,0.69563,radial,0.09722,0.04375&quot;" calcext:value-type="string">
            <text:p>overlay0_desc41 = "a,0.84382,0.69563,radial,0.09722,0.04375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0_desc41_overlay = p-btn-act2-a.png" calcext:value-type="string">
            <text:p>overlay0_desc41_overlay = p-btn-act2-a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0_desc41_reach_x = 1.25&#10;overlay0_desc41_reach_y = 1.25" calcext:value-type="string">
            <text:p>overlay0_desc41_reach_x = 1.25</text:p>
            <text:p>overlay0_desc41_reach_y = 1.25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0_desc41_alpha_mod = 2" calcext:value-type="string">
            <text:p>overlay0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portrait' &gt; 42 &gt; button for 'b’&#10;overlay0_desc42 = &quot;b,0.65618,0.74438,radial,0.09722,0.04375&quot;&#10;overlay0_desc42_overlay = p-btn-act2-b.png&#10;overlay0_desc42_reach_x = 1.25&#10;overlay0_desc42_reach_y = 1.25&#10;overlay0_desc42_alpha_mod = 2" calcext:value-type="string">
            <text:p>### Overlay 'portrait' &gt; 42 &gt; button for 'b’</text:p>
            <text:p>overlay0_desc42 = "b,0.65618,0.74438,radial,0.09722,0.04375"</text:p>
            <text:p>overlay0_desc42_overlay = p-btn-act2-b.png</text:p>
            <text:p>overlay0_desc42_reach_x = 1.25</text:p>
            <text:p>overlay0_desc42_reach_y = 1.25</text:p>
            <text:p>overlay0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105" calcext:value-type="float">
            <text:p>105</text:p>
          </table:table-cell>
          <table:table-cell table:formula="of:=[$source.E46]/2" office:value-type="float" office:value="105" calcext:value-type="float">
            <text:p>105</text:p>
          </table:table-cell>
          <table:table-cell table:formula="of:=[$source.F46]+[.E45]" office:value-type="float" office:value="708.675" calcext:value-type="float">
            <text:p>708.675</text:p>
          </table:table-cell>
          <table:table-cell table:formula="of:=[$source.G46]+[.F45]" office:value-type="float" office:value="1786.5" calcext:value-type="float">
            <text:p>1786.5</text:p>
          </table:table-cell>
          <table:table-cell table:formula="of:=ROUND([.E45]/[$source.$F$1];5)" office:value-type="float" office:value="0.09722" calcext:value-type="float">
            <text:p>0.09722</text:p>
          </table:table-cell>
          <table:table-cell table:formula="of:=ROUND([.F45]/[$source.$H$1];5)" office:value-type="float" office:value="0.04375" calcext:value-type="float">
            <text:p>0.04375</text:p>
          </table:table-cell>
          <table:table-cell table:formula="of:=ROUND([.G45]/[$source.$F$1];5)" office:value-type="float" office:value="0.65618" calcext:value-type="float">
            <text:p>0.65618</text:p>
          </table:table-cell>
          <table:table-cell table:formula="of:=ROUND([.H45]/[$source.$H$1];5)" office:value-type="float" office:value="0.74438" calcext:value-type="float">
            <text:p>0.74438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portrait' &gt; 42 &gt; button for 'b’" calcext:value-type="string">
            <text:p>### Overlay 'portrait' &gt; 42 &gt; button for 'b’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0_desc42 = &quot;b,0.65618,0.74438,radial,0.09722,0.04375&quot;" calcext:value-type="string">
            <text:p>overlay0_desc42 = "b,0.65618,0.74438,radial,0.09722,0.04375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0_desc42_overlay = p-btn-act2-b.png" calcext:value-type="string">
            <text:p>overlay0_desc42_overlay = p-btn-act2-b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0_desc42_reach_x = 1.25&#10;overlay0_desc42_reach_y = 1.25" calcext:value-type="string">
            <text:p>overlay0_desc42_reach_x = 1.25</text:p>
            <text:p>overlay0_desc42_reach_y = 1.25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0_desc42_alpha_mod = 2" calcext:value-type="string">
            <text:p>overlay0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portrait' &gt; 43 &gt; decoration 1 for ‘a|b’ corner&#10;overlay0_desc43 = &quot;nul,0.65556,0.64639,radial,0.01667,0.0075&quot;&#10;overlay0_desc43_overlay = p-btn-corner.png&#10;overlay0_desc43_reach_x = 0&#10;overlay0_desc43_alpha_mod = 2" calcext:value-type="string">
            <text:p>### Overlay 'portrait' &gt; 43 &gt; decoration 1 for ‘a|b’ corner</text:p>
            <text:p>overlay0_desc43 = "nul,0.65556,0.64639,radial,0.01667,0.0075"</text:p>
            <text:p>overlay0_desc43_overlay = p-btn-corner.png</text:p>
            <text:p>overlay0_desc43_reach_x = 0</text:p>
            <text:p>overlay0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18" calcext:value-type="float">
            <text:p>18</text:p>
          </table:table-cell>
          <table:table-cell table:formula="of:=[$source.E47]/2" office:value-type="float" office:value="18" calcext:value-type="float">
            <text:p>18</text:p>
          </table:table-cell>
          <table:table-cell table:formula="of:=[$source.F47]+[.E46]" office:value-type="float" office:value="708" calcext:value-type="float">
            <text:p>708</text:p>
          </table:table-cell>
          <table:table-cell table:formula="of:=[$source.G47]+[.F46]" office:value-type="float" office:value="1551.331" calcext:value-type="float">
            <text:p>1551.331</text:p>
          </table:table-cell>
          <table:table-cell table:formula="of:=ROUND([.E46]/[$source.$F$1];5)" office:value-type="float" office:value="0.01667" calcext:value-type="float">
            <text:p>0.01667</text:p>
          </table:table-cell>
          <table:table-cell table:formula="of:=ROUND([.F46]/[$source.$H$1];5)" office:value-type="float" office:value="0.0075" calcext:value-type="float">
            <text:p>0.0075</text:p>
          </table:table-cell>
          <table:table-cell table:formula="of:=ROUND([.G46]/[$source.$F$1];5)" office:value-type="float" office:value="0.65556" calcext:value-type="float">
            <text:p>0.65556</text:p>
          </table:table-cell>
          <table:table-cell table:formula="of:=ROUND([.H46]/[$source.$H$1];5)" office:value-type="float" office:value="0.64639" calcext:value-type="float">
            <text:p>0.64639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portrait' &gt; 43 &gt; decoration 1 for ‘a|b’ corner" calcext:value-type="string">
            <text:p>### Overlay 'portrait' &gt; 43 &gt; decoration 1 for ‘a|b’ corner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0_desc43 = &quot;nul,0.65556,0.64639,radial,0.01667,0.0075&quot;" calcext:value-type="string">
            <text:p>overlay0_desc43 = "nul,0.65556,0.64639,radial,0.01667,0.0075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0_desc43_overlay = p-btn-corner.png" calcext:value-type="string">
            <text:p>overlay0_desc43_overlay = p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0_desc43_reach_x = 0" calcext:value-type="string">
            <text:p>overlay0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0_desc43_alpha_mod = 2" calcext:value-type="string">
            <text:p>overlay0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portrait' &gt; 44 &gt; decoration 2 for ‘a|b’ corner&#10;overlay0_desc44 = &quot;nul,0.84444,0.79361,radial,0.01667,0.0075&quot;&#10;overlay0_desc44_overlay = p-btn-corner.png&#10;overlay0_desc44_reach_x = 0&#10;overlay0_desc44_alpha_mod = 2" calcext:value-type="string">
            <text:p>### Overlay 'portrait' &gt; 44 &gt; decoration 2 for ‘a|b’ corner</text:p>
            <text:p>overlay0_desc44 = "nul,0.84444,0.79361,radial,0.01667,0.0075"</text:p>
            <text:p>overlay0_desc44_overlay = p-btn-corner.png</text:p>
            <text:p>overlay0_desc44_reach_x = 0</text:p>
            <text:p>overlay0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18" calcext:value-type="float">
            <text:p>18</text:p>
          </table:table-cell>
          <table:table-cell table:formula="of:=[$source.E48]/2" office:value-type="float" office:value="18" calcext:value-type="float">
            <text:p>18</text:p>
          </table:table-cell>
          <table:table-cell table:formula="of:=[$source.F48]+[.E47]" office:value-type="float" office:value="912" calcext:value-type="float">
            <text:p>912</text:p>
          </table:table-cell>
          <table:table-cell table:formula="of:=[$source.G48]+[.F47]" office:value-type="float" office:value="1904.669" calcext:value-type="float">
            <text:p>1904.669</text:p>
          </table:table-cell>
          <table:table-cell table:formula="of:=ROUND([.E47]/[$source.$F$1];5)" office:value-type="float" office:value="0.01667" calcext:value-type="float">
            <text:p>0.01667</text:p>
          </table:table-cell>
          <table:table-cell table:formula="of:=ROUND([.F47]/[$source.$H$1];5)" office:value-type="float" office:value="0.0075" calcext:value-type="float">
            <text:p>0.0075</text:p>
          </table:table-cell>
          <table:table-cell table:formula="of:=ROUND([.G47]/[$source.$F$1];5)" office:value-type="float" office:value="0.84444" calcext:value-type="float">
            <text:p>0.84444</text:p>
          </table:table-cell>
          <table:table-cell table:formula="of:=ROUND([.H47]/[$source.$H$1];5)" office:value-type="float" office:value="0.79361" calcext:value-type="float">
            <text:p>0.79361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portrait' &gt; 44 &gt; decoration 2 for ‘a|b’ corner" calcext:value-type="string">
            <text:p>### Overlay 'portrait' &gt; 44 &gt; decoration 2 for ‘a|b’ corner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0_desc44 = &quot;nul,0.84444,0.79361,radial,0.01667,0.0075&quot;" calcext:value-type="string">
            <text:p>overlay0_desc44 = "nul,0.84444,0.79361,radial,0.01667,0.0075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0_desc44_overlay = p-btn-corner.png" calcext:value-type="string">
            <text:p>overlay0_desc44_overlay = p-btn-corner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0_desc44_reach_x = 0" calcext:value-type="string">
            <text:p>overlay0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0_desc44_alpha_mod = 2" calcext:value-type="string">
            <text:p>overlay0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portrait' &gt; 45 &gt; decoration border for 'abxy_area'&#10;overlay0_desc45 = &quot;nul,0.75,0.72,radial,0.22778,0.1025&quot;&#10;overlay0_desc45_overlay = p-area-act.png&#10;overlay0_desc45_reach_x = 0&#10;overlay0_desc45_alpha_mod = 1" calcext:value-type="string">
            <text:p>### Overlay 'portrait' &gt; 45 &gt; decoration border for 'abxy_area'</text:p>
            <text:p>overlay0_desc45 = "nul,0.75,0.72,radial,0.22778,0.1025"</text:p>
            <text:p>overlay0_desc45_overlay = p-area-act.png</text:p>
            <text:p>overlay0_desc45_reach_x = 0</text:p>
            <text:p>overlay0_desc45_alpha_mod = 1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246" calcext:value-type="float">
            <text:p>246</text:p>
          </table:table-cell>
          <table:table-cell table:formula="of:=[$source.E49]/2" office:value-type="float" office:value="246" calcext:value-type="float">
            <text:p>246</text:p>
          </table:table-cell>
          <table:table-cell table:formula="of:=[$source.F49]+[.E48]" office:value-type="float" office:value="810" calcext:value-type="float">
            <text:p>810</text:p>
          </table:table-cell>
          <table:table-cell table:formula="of:=[$source.G49]+[.F48]" office:value-type="float" office:value="1728" calcext:value-type="float">
            <text:p>1728</text:p>
          </table:table-cell>
          <table:table-cell table:formula="of:=ROUND([.E48]/[$source.$F$1];5)" office:value-type="float" office:value="0.22778" calcext:value-type="float">
            <text:p>0.22778</text:p>
          </table:table-cell>
          <table:table-cell table:formula="of:=ROUND([.F48]/[$source.$H$1];5)" office:value-type="float" office:value="0.1025" calcext:value-type="float">
            <text:p>0.1025</text:p>
          </table:table-cell>
          <table:table-cell table:formula="of:=ROUND([.G48]/[$source.$F$1];5)" office:value-type="float" office:value="0.75" calcext:value-type="float">
            <text:p>0.75</text:p>
          </table:table-cell>
          <table:table-cell table:formula="of:=ROUND([.H48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portrait' &gt; 45 &gt; decoration border for 'abxy_area'" calcext:value-type="string">
            <text:p>### Overlay 'portrait' &gt; 45 &gt; decoration border for 'abxy_area'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0_desc45 = &quot;nul,0.75,0.72,radial,0.22778,0.1025&quot;" calcext:value-type="string">
            <text:p>overlay0_desc45 = "nul,0.75,0.72,radial,0.22778,0.1025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0_desc45_overlay = p-area-act.png" calcext:value-type="string">
            <text:p>overlay0_desc45_overlay = p-area-act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0_desc45_reach_x = 0" calcext:value-type="string">
            <text:p>overlay0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0_desc45_alpha_mod = 1" calcext:value-type="string">
            <text:p>overlay0_desc45_alpha_mod = 1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portrait' &gt; 46 &gt; link to landscape overlay&#10;overlay0_desc46 = &quot;overlay_next,0,0,radial,0,0&quot;&#10;overlay0_desc46_reach_x = 0&#10;overlay0_desc46_alpha_mod = 0&#10;overlay0_desc46_next_target = &quot;landscape&quot;" calcext:value-type="string">
            <text:p>### Overlay 'portrait' &gt; 46 &gt; link to landscape overlay</text:p>
            <text:p>overlay0_desc46 = "overlay_next,0,0,radial,0,0"</text:p>
            <text:p>overlay0_desc46_reach_x = 0</text:p>
            <text:p>overlay0_desc46_alpha_mod = 0</text:p>
            <text:p>overlay0_desc46_next_target = "landscape"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0" calcext:value-type="float">
            <text:p>0</text:p>
          </table:table-cell>
          <table:table-cell table:formula="of:=[$source.E50]/2" office:value-type="float" office:value="0" calcext:value-type="float">
            <text:p>0</text:p>
          </table:table-cell>
          <table:table-cell table:formula="of:=[$source.F50]+[.E49]" office:value-type="float" office:value="0" calcext:value-type="float">
            <text:p>0</text:p>
          </table:table-cell>
          <table:table-cell table:formula="of:=[$source.G50]+[.F49]" office:value-type="float" office:value="0" calcext:value-type="float">
            <text:p>0</text:p>
          </table:table-cell>
          <table:table-cell table:formula="of:=ROUND([.E49]/[$source.$F$1];5)" office:value-type="float" office:value="0" calcext:value-type="float">
            <text:p>0</text:p>
          </table:table-cell>
          <table:table-cell table:formula="of:=ROUND([.F49]/[$source.$H$1];5)" office:value-type="float" office:value="0" calcext:value-type="float">
            <text:p>0</text:p>
          </table:table-cell>
          <table:table-cell table:formula="of:=ROUND([.G49]/[$source.$F$1];5)" office:value-type="float" office:value="0" calcext:value-type="float">
            <text:p>0</text:p>
          </table:table-cell>
          <table:table-cell table:formula="of:=ROUND([.H49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portrait' &gt; 46 &gt; link to landscape overlay" calcext:value-type="string">
            <text:p>### Overlay 'portrait' &gt; 46 &gt; link to landscape overlay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0_desc46 = &quot;overlay_next,0,0,radial,0,0&quot;" calcext:value-type="string">
            <text:p>overlay0_desc46 = "overlay_next,0,0,radial,0,0"</text:p>
          </table:table-cell>
          <table:table-cell table:formula="of:=IF([$source.C50]=&quot;&quot;;&quot;&quot;;&quot;overlay&quot;&amp;[$source.$D$1]&amp;&quot;_desc&quot;&amp;[.D49]&amp;&quot;_overlay = &quot;&amp;[$source.C50])">
            <text:p/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0_desc46_reach_x = 0" calcext:value-type="string">
            <text:p>overlay0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0_desc46_alpha_mod = 0" calcext:value-type="string">
            <text:p>overlay0_desc46_alpha_mod = 0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 office:value-type="string" office:string-value="overlay0_desc46_next_target = &quot;landscape&quot;" calcext:value-type="string">
            <text:p>overlay0_desc46_next_target = "landscape"</text:p>
          </table:table-cell>
          <table:table-cell table:number-columns-repeated="16364"/>
        </table:table-row>
        <table:table-row table:style-name="ro2" table:number-rows-repeated="16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5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office:forms form:automatic-focus="false" form:apply-design-mode="false"/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portrait'&#10;overlay0_name = &quot;portrait&quot;&#10;overlay0_full_screen = true&#10;overlay0_normalized = true&#10;overlay0_range_mod = 1.5&#10;overlay0_alpha_mod = 1&#10;overlay0_aspect_ratio = 0.45&#10;overlay0_descs = 47&#10;&#10;### Overlay 'portrait' &gt; 0 &gt; light for 'toggle_fast_forward'&#10;overlay0_desc0 = &quot;toggle_fast_forward,0.08056,0.9225,radial,0.03889,0.0175&quot;&#10;overlay0_desc0_overlay = p-light-hotkey.png&#10;overlay0_desc0_reach_x = 0&#10;overlay0_desc0_alpha_mod = 20&#10;&#10;### Overlay 'portrait' &gt; 1 &gt; light for 'load_state'&#10;overlay0_desc1 = &quot;load_state,0.36019,0.9225,radial,0.03889,0.0175&quot;&#10;overlay0_desc1_overlay = p-light-hotkey.png&#10;overlay0_desc1_reach_x = 0&#10;overlay0_desc1_alpha_mod = 20&#10;&#10;### Overlay 'portrait' &gt; 2 &gt; light for 'save_state'&#10;overlay0_desc2 = &quot;save_state,0.63981,0.9225,radial,0.03889,0.0175&quot;&#10;overlay0_desc2_overlay = p-light-hotkey.png&#10;overlay0_desc2_reach_x = 0&#10;overlay0_desc2_alpha_mod = 20&#10;&#10;### Overlay 'portrait' &gt; 3 &gt; light for 'menu_toggle'&#10;overlay0_desc3 = &quot;menu_toggle,0.91944,0.9225,radial,0.03889,0.0175&quot;&#10;overlay0_desc3_overlay = p-light-hotkey.png&#10;overlay0_desc3_reach_x = 0&#10;overlay0_desc3_alpha_mod = 20&#10;&#10;### Overlay 'portrait' &gt; 4 &gt; light for 'l'&#10;overlay0_desc4 = &quot;l,0.16528,0.57771,rect,0.14028,0.03521&quot;&#10;overlay0_desc4_overlay = p-light-shoulder-l.png&#10;overlay0_desc4_reach_x = 0&#10;overlay0_desc4_alpha_mod = 20&#10;&#10;### Overlay 'portrait' &gt; 5 &gt; light for 'select'&#10;overlay0_desc5 = &quot;select,0.41944,0.58793,radial,0.05556,0.025&quot;&#10;overlay0_desc5_overlay = p-light-shoulder.png&#10;overlay0_desc5_reach_x = 0&#10;overlay0_desc5_alpha_mod = 20&#10;&#10;### Overlay 'portrait' &gt; 6 &gt; light for 'start'&#10;overlay0_desc6 = &quot;start,0.58056,0.58793,radial,0.05556,0.025&quot;&#10;overlay0_desc6_overlay = p-light-shoulder.png&#10;overlay0_desc6_reach_x = 0&#10;overlay0_desc6_alpha_mod = 20&#10;&#10;### Overlay 'portrait' &gt; 7 &gt; light for 'r'&#10;overlay0_desc7 = &quot;r,0.83472,0.57771,rect,0.14028,0.03521&quot;&#10;overlay0_desc7_overlay = p-light-shoulder-r.png&#10;overlay0_desc7_reach_x = 0&#10;overlay0_desc7_alpha_mod = 20&#10;&#10;### Overlay 'portrait' &gt; 8 &gt; light for 'up'&#10;overlay0_desc8 = &quot;up,0.25,0.6625,radial,0.07778,0.035&quot;&#10;overlay0_desc8_overlay = p-light-act4.png&#10;overlay0_desc8_reach_x = 0&#10;overlay0_desc8_alpha_mod = 20&#10;&#10;### Overlay 'portrait' &gt; 9 &gt; light for 'left'&#10;overlay0_desc9 = &quot;left,0.12222,0.72,radial,0.07778,0.035&quot;&#10;overlay0_desc9_overlay = p-light-act4.png&#10;overlay0_desc9_reach_x = 0&#10;overlay0_desc9_alpha_mod = 20&#10;&#10;### Overlay 'portrait' &gt; 10 &gt; light for 'right'&#10;overlay0_desc10 = &quot;right,0.37778,0.72,radial,0.07778,0.035&quot;&#10;overlay0_desc10_overlay = p-light-act4.png&#10;overlay0_desc10_reach_x = 0&#10;overlay0_desc10_alpha_mod = 20&#10;&#10;### Overlay 'portrait' &gt; 11 &gt; light for 'down'&#10;overlay0_desc11 = &quot;down,0.25,0.7775,radial,0.07778,0.035&quot;&#10;overlay0_desc11_overlay = p-light-act4.png&#10;overlay0_desc11_reach_x = 0&#10;overlay0_desc11_alpha_mod = 20&#10;&#10;### Overlay 'portrait' &gt; 12 &gt; light for 'up|left'&#10;overlay0_desc12 = &quot;up|left,0.11644,0.6599,radial,0.01667,0.0075&quot;&#10;overlay0_desc12_overlay = p-light-corner.png&#10;overlay0_desc12_reach_x = 0&#10;overlay0_desc12_alpha_mod = 20&#10;&#10;### Overlay 'portrait' &gt; 13 &gt; light for 'up|right'&#10;overlay0_desc13 = &quot;up|right,0.38356,0.6599,radial,0.01667,0.0075&quot;&#10;overlay0_desc13_overlay = p-light-corner.png&#10;overlay0_desc13_reach_x = 0&#10;overlay0_desc13_alpha_mod = 20&#10;&#10;### Overlay 'portrait' &gt; 14 &gt; light for 'down|left'&#10;overlay0_desc14 = &quot;down|left,0.11644,0.7801,radial,0.01667,0.0075&quot;&#10;overlay0_desc14_overlay = p-light-corner.png&#10;overlay0_desc14_reach_x = 0&#10;overlay0_desc14_alpha_mod = 20&#10;&#10;### Overlay 'portrait' &gt; 15 &gt; light for 'down|right'&#10;overlay0_desc15 = &quot;down|right,0.38356,0.7801,radial,0.01667,0.0075&quot;&#10;overlay0_desc15_overlay = p-light-corner.png&#10;overlay0_desc15_reach_x = 0&#10;overlay0_desc15_alpha_mod = 20&#10;&#10;### Overlay 'portrait' &gt; 16 &gt; light for 'a'&#10;overlay0_desc16 = &quot;a,0.84382,0.69563,radial,0.09722,0.04375&quot;&#10;overlay0_desc16_overlay = p-light-act2.png&#10;overlay0_desc16_reach_x = 0&#10;overlay0_desc16_alpha_mod = 20&#10;&#10;### Overlay 'portrait' &gt; 17 &gt; light for 'b'&#10;overlay0_desc17 = &quot;b,0.65618,0.74438,radial,0.09722,0.04375&quot;&#10;overlay0_desc17_overlay = p-light-act2.png&#10;overlay0_desc17_reach_x = 0&#10;overlay0_desc17_alpha_mod = 20&#10;&#10;### Overlay 'portrait' &gt; 18 &gt; button for 'toggle_fast_forward'&#10;overlay0_desc18 = &quot;toggle_fast_forward,0.08056,0.9225,radial,0.05,0.0225&quot;&#10;overlay0_desc18_overlay = p-btn-fast-forward.png&#10;overlay0_desc18_reach_x = 1.25&#10;overlay0_desc18_reach_y = 1.25&#10;overlay0_desc18_alpha_mod = 2&#10;&#10;### Overlay 'portrait' &gt; 19 &gt; button for 'load_state'&#10;overlay0_desc19 = &quot;load_state,0.36019,0.9225,radial,0.05,0.0225&quot;&#10;overlay0_desc19_overlay = p-btn-load.png&#10;overlay0_desc19_reach_x = 1.25&#10;overlay0_desc19_reach_y = 1.25&#10;overlay0_desc19_alpha_mod = 2&#10;&#10;### Overlay 'portrait' &gt; 20 &gt; button for 'save_state'&#10;overlay0_desc20 = &quot;save_state,0.63981,0.9225,radial,0.05,0.0225&quot;&#10;overlay0_desc20_overlay = p-btn-save.png&#10;overlay0_desc20_reach_x = 1.25&#10;overlay0_desc20_reach_y = 1.25&#10;overlay0_desc20_alpha_mod = 2&#10;&#10;### Overlay 'portrait' &gt; 21 &gt; button for 'menu_toggle'&#10;overlay0_desc21 = &quot;menu_toggle,0.91944,0.9225,radial,0.05,0.0225&quot;&#10;overlay0_desc21_overlay = p-btn-menu.png&#10;overlay0_desc21_reach_x = 1.25&#10;overlay0_desc21_reach_y = 1.25&#10;overlay0_desc21_alpha_mod = 2&#10;&#10;### Overlay 'portrait' &gt; 22 &gt; button for 'l', disabled, handled by hidden button&#10;overlay0_desc22 = &quot;l,0.16528,0.57771,rect,0.15139,0.04021&quot;&#10;overlay0_desc22_overlay = p-btn-l.png&#10;overlay0_desc22_reach_x = 0&#10;overlay0_desc22_alpha_mod = 2&#10;&#10;### Overlay 'portrait' &gt; 23 &gt; hidden button 1 for ‘l’&#10;overlay0_desc23 = &quot;l,0.08056,0.58793,radial,0.06667,0.03&quot;&#10;overlay0_desc23_reach_x = 1.25&#10;overlay0_desc23_reach_y = 1.25&#10;overlay0_desc23_alpha_mod = 0&#10;&#10;### Overlay 'portrait' &gt; 24 &gt; hidden button 2 for ‘l’&#10;overlay0_desc24 = &quot;l,0.16229,0.5727,radial,0.06667,0.03&quot;&#10;overlay0_desc24_reach_x = 1.25&#10;overlay0_desc24_reach_y = 1.25&#10;overlay0_desc24_alpha_mod = 0&#10;&#10;### Overlay 'portrait' &gt; 25 &gt; hidden button 3 for ‘l’&#10;overlay0_desc25 = &quot;l,0.25,0.5675,radial,0.06667,0.03&quot;&#10;overlay0_desc25_reach_x = 1.25&#10;overlay0_desc25_reach_y = 1.25&#10;overlay0_desc25_alpha_mod = 0&#10;&#10;### Overlay 'portrait' &gt; 26 &gt; button for 'select'&#10;overlay0_desc26 = &quot;select,0.41944,0.58793,radial,0.06667,0.03&quot;&#10;overlay0_desc26_overlay = p-btn-select.png&#10;overlay0_desc26_reach_x = 1.25&#10;overlay0_desc26_reach_y = 1.25&#10;overlay0_desc26_alpha_mod = 2&#10;&#10;### Overlay 'portrait' &gt; 27 &gt; button for 'start'&#10;overlay0_desc27 = &quot;start,0.58056,0.58793,radial,0.06667,0.03&quot;&#10;overlay0_desc27_overlay = p-btn-start.png&#10;overlay0_desc27_reach_x = 1.25&#10;overlay0_desc27_reach_y = 1.25&#10;overlay0_desc27_alpha_mod = 2&#10;&#10;### Overlay 'portrait' &gt; 28 &gt; button for 'r', disabled, handled by hidden button&#10;overlay0_desc28 = &quot;r,0.83472,0.57771,rect,0.15139,0.04021&quot;&#10;overlay0_desc28_overlay = p-btn-r.png&#10;overlay0_desc28_reach_x = 0&#10;overlay0_desc28_alpha_mod = 2&#10;&#10;### Overlay 'portrait' &gt; 29 &gt; hidden button 1 for ‘r’&#10;overlay0_desc29 = &quot;r,0.75,0.5675,radial,0.06667,0.03&quot;&#10;overlay0_desc29_reach_x = 1.25&#10;overlay0_desc29_reach_y = 1.25&#10;overlay0_desc29_alpha_mod = 0&#10;&#10;### Overlay 'portrait' &gt; 30 &gt; hidden button 2 for ‘r’&#10;overlay0_desc30 = &quot;r,0.83771,0.5727,radial,0.06667,0.03&quot;&#10;overlay0_desc30_reach_x = 1.25&#10;overlay0_desc30_reach_y = 1.25&#10;overlay0_desc30_alpha_mod = 0&#10;&#10;### Overlay 'portrait' &gt; 31 &gt; hidden button 3 for ‘r’&#10;overlay0_desc31 = &quot;r,0.91944,0.58793,radial,0.06667,0.03&quot;&#10;overlay0_desc31_reach_x = 1.25&#10;overlay0_desc31_reach_y = 1.25&#10;overlay0_desc31_alpha_mod = 0&#10;&#10;### Overlay 'portrait' &gt; 32 &gt; button for 'up', disabled, handled by dpad_area&#10;overlay0_desc32 = &quot;up,0.25,0.6625,radial,0.07778,0.035&quot;&#10;overlay0_desc32_overlay = p-btn-dpad-up.png&#10;overlay0_desc32_reach_x = 0&#10;overlay0_desc32_alpha_mod = 2&#10;&#10;### Overlay 'portrait' &gt; 33 &gt; button for 'left', disabled, handled by dpad_area&#10;overlay0_desc33 = &quot;left,0.12222,0.72,radial,0.07778,0.035&quot;&#10;overlay0_desc33_overlay = p-btn-dpad-left.png&#10;overlay0_desc33_reach_x = 0&#10;overlay0_desc33_alpha_mod = 2&#10;&#10;### Overlay 'portrait' &gt; 34 &gt; button for 'right', disabled, handled by dpad_area&#10;overlay0_desc34 = &quot;right,0.37778,0.72,radial,0.07778,0.035&quot;&#10;overlay0_desc34_overlay = p-btn-dpad-right.png&#10;overlay0_desc34_reach_x = 0&#10;overlay0_desc34_alpha_mod = 2&#10;&#10;### Overlay 'portrait' &gt; 35 &gt; button for 'down', disabled, handled by dpad_area&#10;overlay0_desc35 = &quot;down,0.25,0.7775,radial,0.07778,0.035&quot;&#10;overlay0_desc35_overlay = p-btn-dpad-down.png&#10;overlay0_desc35_reach_x = 0&#10;overlay0_desc35_alpha_mod = 2&#10;&#10;### Overlay 'portrait' &gt; 36 &gt; button for 'up|left', disabled, handled by dpad_area&#10;overlay0_desc36 = &quot;up|left,0.11644,0.6599,radial,0.01667,0.0075&quot;&#10;overlay0_desc36_overlay = p-btn-corner.png&#10;overlay0_desc36_reach_x = 0&#10;overlay0_desc36_alpha_mod = 2&#10;&#10;### Overlay 'portrait' &gt; 37 &gt; button for 'up|right', disabled, handled by dpad_area&#10;overlay0_desc37 = &quot;up|right,0.38356,0.6599,radial,0.01667,0.0075&quot;&#10;overlay0_desc37_overlay = p-btn-corner.png&#10;overlay0_desc37_reach_x = 0&#10;overlay0_desc37_alpha_mod = 2&#10;&#10;### Overlay 'portrait' &gt; 38 &gt; button for 'down|left', disabled, handled by dpad_area&#10;overlay0_desc38 = &quot;down|left,0.11644,0.7801,radial,0.01667,0.0075&quot;&#10;overlay0_desc38_overlay = p-btn-corner.png&#10;overlay0_desc38_reach_x = 0&#10;overlay0_desc38_alpha_mod = 2&#10;&#10;### Overlay 'portrait' &gt; 39 &gt; button for 'down|right', disabled, handled by dpad_area&#10;overlay0_desc39 = &quot;down|right,0.38356,0.7801,radial,0.01667,0.0075&quot;&#10;overlay0_desc39_overlay = p-btn-corner.png&#10;overlay0_desc39_reach_x = 0&#10;overlay0_desc39_alpha_mod = 2&#10;&#10;### Overlay 'portrait' &gt; 40 &gt; handler for 'dpad_area'&#10;overlay0_desc40 = &quot;dpad_area,0.25,0.72,radial,0.22778,0.1025&quot;&#10;overlay0_desc40_overlay = p-area-dpad.png&#10;overlay0_desc40_reach_x = 1.25&#10;overlay0_desc40_reach_y = 1.25&#10;overlay0_desc40_alpha_mod = 1&#10;&#10;### Overlay 'portrait' &gt; 41 &gt; button for 'a’&#10;overlay0_desc41 = &quot;a,0.84382,0.69563,radial,0.09722,0.04375&quot;&#10;overlay0_desc41_overlay = p-btn-act2-a.png&#10;overlay0_desc41_reach_x = 1.25&#10;overlay0_desc41_reach_y = 1.25&#10;overlay0_desc41_alpha_mod = 2&#10;&#10;### Overlay 'portrait' &gt; 42 &gt; button for 'b’&#10;overlay0_desc42 = &quot;b,0.65618,0.74438,radial,0.09722,0.04375&quot;&#10;overlay0_desc42_overlay = p-btn-act2-b.png&#10;overlay0_desc42_reach_x = 1.25&#10;overlay0_desc42_reach_y = 1.25&#10;overlay0_desc42_alpha_mod = 2&#10;&#10;### Overlay 'portrait' &gt; 43 &gt; decoration 1 for ‘a|b’ corner&#10;overlay0_desc43 = &quot;nul,0.65556,0.64639,radial,0.01667,0.0075&quot;&#10;overlay0_desc43_overlay = p-btn-corner.png&#10;overlay0_desc43_reach_x = 0&#10;overlay0_desc43_alpha_mod = 2&#10;&#10;### Overlay 'portrait' &gt; 44 &gt; decoration 2 for ‘a|b’ corner&#10;overlay0_desc44 = &quot;nul,0.84444,0.79361,radial,0.01667,0.0075&quot;&#10;overlay0_desc44_overlay = p-btn-corner.png&#10;overlay0_desc44_reach_x = 0&#10;overlay0_desc44_alpha_mod = 2&#10;&#10;### Overlay 'portrait' &gt; 45 &gt; decoration border for 'abxy_area'&#10;overlay0_desc45 = &quot;nul,0.75,0.72,radial,0.22778,0.1025&quot;&#10;overlay0_desc45_overlay = p-area-act.png&#10;overlay0_desc45_reach_x = 0&#10;overlay0_desc45_alpha_mod = 1&#10;&#10;### Overlay 'portrait' &gt; 46 &gt; link to landscape overlay&#10;overlay0_desc46 = &quot;overlay_next,0,0,radial,0,0&quot;&#10;overlay0_desc46_reach_x = 0&#10;overlay0_desc46_alpha_mod = 0&#10;overlay0_desc46_next_target = &quot;landscape&quot;" calcext:value-type="string">
            <text:p>## Overlay 'portrait'</text:p>
            <text:p>overlay0_name = "portrait"</text:p>
            <text:p>overlay0_full_screen = true</text:p>
            <text:p>overlay0_normalized = true</text:p>
            <text:p>overlay0_range_mod = 1.5</text:p>
            <text:p>overlay0_alpha_mod = 1</text:p>
            <text:p>overlay0_aspect_ratio = 0.45</text:p>
            <text:p>overlay0_descs = 47</text:p>
            <text:p/>
            <text:p>### Overlay 'portrait' &gt; 0 &gt; light for 'toggle_fast_forward'</text:p>
            <text:p>overlay0_desc0 = "toggle_fast_forward,0.08056,0.9225,radial,0.03889,0.0175"</text:p>
            <text:p>overlay0_desc0_overlay = p-light-hotkey.png</text:p>
            <text:p>overlay0_desc0_reach_x = 0</text:p>
            <text:p>overlay0_desc0_alpha_mod = 20</text:p>
            <text:p/>
            <text:p>### Overlay 'portrait' &gt; 1 &gt; light for 'load_state'</text:p>
            <text:p>overlay0_desc1 = "load_state,0.36019,0.9225,radial,0.03889,0.0175"</text:p>
            <text:p>overlay0_desc1_overlay = p-light-hotkey.png</text:p>
            <text:p>overlay0_desc1_reach_x = 0</text:p>
            <text:p>overlay0_desc1_alpha_mod = 20</text:p>
            <text:p/>
            <text:p>### Overlay 'portrait' &gt; 2 &gt; light for 'save_state'</text:p>
            <text:p>overlay0_desc2 = "save_state,0.63981,0.9225,radial,0.03889,0.0175"</text:p>
            <text:p>overlay0_desc2_overlay = p-light-hotkey.png</text:p>
            <text:p>overlay0_desc2_reach_x = 0</text:p>
            <text:p>overlay0_desc2_alpha_mod = 20</text:p>
            <text:p/>
            <text:p>### Overlay 'portrait' &gt; 3 &gt; light for 'menu_toggle'</text:p>
            <text:p>overlay0_desc3 = "menu_toggle,0.91944,0.9225,radial,0.03889,0.0175"</text:p>
            <text:p>overlay0_desc3_overlay = p-light-hotkey.png</text:p>
            <text:p>overlay0_desc3_reach_x = 0</text:p>
            <text:p>overlay0_desc3_alpha_mod = 20</text:p>
            <text:p/>
            <text:p>### Overlay 'portrait' &gt; 4 &gt; light for 'l'</text:p>
            <text:p>overlay0_desc4 = "l,0.16528,0.57771,rect,0.14028,0.03521"</text:p>
            <text:p>overlay0_desc4_overlay = p-light-shoulder-l.png</text:p>
            <text:p>overlay0_desc4_reach_x = 0</text:p>
            <text:p>overlay0_desc4_alpha_mod = 20</text:p>
            <text:p/>
            <text:p>### Overlay 'portrait' &gt; 5 &gt; light for 'select'</text:p>
            <text:p>overlay0_desc5 = "select,0.41944,0.58793,radial,0.05556,0.025"</text:p>
            <text:p>overlay0_desc5_overlay = p-light-shoulder.png</text:p>
            <text:p>overlay0_desc5_reach_x = 0</text:p>
            <text:p>overlay0_desc5_alpha_mod = 20</text:p>
            <text:p/>
            <text:p>### Overlay 'portrait' &gt; 6 &gt; light for 'start'</text:p>
            <text:p>overlay0_desc6 = "start,0.58056,0.58793,radial,0.05556,0.025"</text:p>
            <text:p>overlay0_desc6_overlay = p-light-shoulder.png</text:p>
            <text:p>overlay0_desc6_reach_x = 0</text:p>
            <text:p>overlay0_desc6_alpha_mod = 20</text:p>
            <text:p/>
            <text:p>### Overlay 'portrait' &gt; 7 &gt; light for 'r'</text:p>
            <text:p>overlay0_desc7 = "r,0.83472,0.57771,rect,0.14028,0.03521"</text:p>
            <text:p>overlay0_desc7_overlay = p-light-shoulder-r.png</text:p>
            <text:p>overlay0_desc7_reach_x = 0</text:p>
            <text:p>overlay0_desc7_alpha_mod = 20</text:p>
            <text:p/>
            <text:p>### Overlay 'portrait' &gt; 8 &gt; light for 'up'</text:p>
            <text:p>overlay0_desc8 = "up,0.25,0.6625,radial,0.07778,0.035"</text:p>
            <text:p>overlay0_desc8_overlay = p-light-act4.png</text:p>
            <text:p>overlay0_desc8_reach_x = 0</text:p>
            <text:p>overlay0_desc8_alpha_mod = 20</text:p>
            <text:p/>
            <text:p>### Overlay 'portrait' &gt; 9 &gt; light for 'left'</text:p>
            <text:p>overlay0_desc9 = "left,0.12222,0.72,radial,0.07778,0.035"</text:p>
            <text:p>overlay0_desc9_overlay = p-light-act4.png</text:p>
            <text:p>overlay0_desc9_reach_x = 0</text:p>
            <text:p>overlay0_desc9_alpha_mod = 20</text:p>
            <text:p/>
            <text:p>### Overlay 'portrait' &gt; 10 &gt; light for 'right'</text:p>
            <text:p>overlay0_desc10 = "right,0.37778,0.72,radial,0.07778,0.035"</text:p>
            <text:p>overlay0_desc10_overlay = p-light-act4.png</text:p>
            <text:p>overlay0_desc10_reach_x = 0</text:p>
            <text:p>overlay0_desc10_alpha_mod = 20</text:p>
            <text:p/>
            <text:p>### Overlay 'portrait' &gt; 11 &gt; light for 'down'</text:p>
            <text:p>overlay0_desc11 = "down,0.25,0.7775,radial,0.07778,0.035"</text:p>
            <text:p>overlay0_desc11_overlay = p-light-act4.png</text:p>
            <text:p>overlay0_desc11_reach_x = 0</text:p>
            <text:p>overlay0_desc11_alpha_mod = 20</text:p>
            <text:p/>
            <text:p>### Overlay 'portrait' &gt; 12 &gt; light for 'up|left'</text:p>
            <text:p>overlay0_desc12 = "up|left,0.11644,0.6599,radial,0.01667,0.0075"</text:p>
            <text:p>overlay0_desc12_overlay = p-light-corner.png</text:p>
            <text:p>overlay0_desc12_reach_x = 0</text:p>
            <text:p>overlay0_desc12_alpha_mod = 20</text:p>
            <text:p/>
            <text:p>### Overlay 'portrait' &gt; 13 &gt; light for 'up|right'</text:p>
            <text:p>overlay0_desc13 = "up|right,0.38356,0.6599,radial,0.01667,0.0075"</text:p>
            <text:p>overlay0_desc13_overlay = p-light-corner.png</text:p>
            <text:p>overlay0_desc13_reach_x = 0</text:p>
            <text:p>overlay0_desc13_alpha_mod = 20</text:p>
            <text:p/>
            <text:p>### Overlay 'portrait' &gt; 14 &gt; light for 'down|left'</text:p>
            <text:p>overlay0_desc14 = "down|left,0.11644,0.7801,radial,0.01667,0.0075"</text:p>
            <text:p>overlay0_desc14_overlay = p-light-corner.png</text:p>
            <text:p>overlay0_desc14_reach_x = 0</text:p>
            <text:p>overlay0_desc14_alpha_mod = 20</text:p>
            <text:p/>
            <text:p>### Overlay 'portrait' &gt; 15 &gt; light for 'down|right'</text:p>
            <text:p>overlay0_desc15 = "down|right,0.38356,0.7801,radial,0.01667,0.0075"</text:p>
            <text:p>overlay0_desc15_overlay = p-light-corner.png</text:p>
            <text:p>overlay0_desc15_reach_x = 0</text:p>
            <text:p>overlay0_desc15_alpha_mod = 20</text:p>
            <text:p/>
            <text:p>### Overlay 'portrait' &gt; 16 &gt; light for 'a'</text:p>
            <text:p>overlay0_desc16 = "a,0.84382,0.69563,radial,0.09722,0.04375"</text:p>
            <text:p>overlay0_desc16_overlay = p-light-act2.png</text:p>
            <text:p>overlay0_desc16_reach_x = 0</text:p>
            <text:p>overlay0_desc16_alpha_mod = 20</text:p>
            <text:p/>
            <text:p>### Overlay 'portrait' &gt; 17 &gt; light for 'b'</text:p>
            <text:p>overlay0_desc17 = "b,0.65618,0.74438,radial,0.09722,0.04375"</text:p>
            <text:p>overlay0_desc17_overlay = p-light-act2.png</text:p>
            <text:p>overlay0_desc17_reach_x = 0</text:p>
            <text:p>overlay0_desc17_alpha_mod = 20</text:p>
            <text:p/>
            <text:p>### Overlay 'portrait' &gt; 18 &gt; button for 'toggle_fast_forward'</text:p>
            <text:p>overlay0_desc18 = "toggle_fast_forward,0.08056,0.9225,radial,0.05,0.0225"</text:p>
            <text:p>overlay0_desc18_overlay = p-btn-fast-forward.png</text:p>
            <text:p>overlay0_desc18_reach_x = 1.25</text:p>
            <text:p>overlay0_desc18_reach_y = 1.25</text:p>
            <text:p>overlay0_desc18_alpha_mod = 2</text:p>
            <text:p/>
            <text:p>### Overlay 'portrait' &gt; 19 &gt; button for 'load_state'</text:p>
            <text:p>overlay0_desc19 = "load_state,0.36019,0.9225,radial,0.05,0.0225"</text:p>
            <text:p>overlay0_desc19_overlay = p-btn-load.png</text:p>
            <text:p>overlay0_desc19_reach_x = 1.25</text:p>
            <text:p>overlay0_desc19_reach_y = 1.25</text:p>
            <text:p>overlay0_desc19_alpha_mod = 2</text:p>
            <text:p/>
            <text:p>### Overlay 'portrait' &gt; 20 &gt; button for 'save_state'</text:p>
            <text:p>overlay0_desc20 = "save_state,0.63981,0.9225,radial,0.05,0.0225"</text:p>
            <text:p>overlay0_desc20_overlay = p-btn-save.png</text:p>
            <text:p>overlay0_desc20_reach_x = 1.25</text:p>
            <text:p>overlay0_desc20_reach_y = 1.25</text:p>
            <text:p>overlay0_desc20_alpha_mod = 2</text:p>
            <text:p/>
            <text:p>### Overlay 'portrait' &gt; 21 &gt; button for 'menu_toggle'</text:p>
            <text:p>overlay0_desc21 = "menu_toggle,0.91944,0.9225,radial,0.05,0.0225"</text:p>
            <text:p>overlay0_desc21_overlay = p-btn-menu.png</text:p>
            <text:p>overlay0_desc21_reach_x = 1.25</text:p>
            <text:p>overlay0_desc21_reach_y = 1.25</text:p>
            <text:p>overlay0_desc21_alpha_mod = 2</text:p>
            <text:p/>
            <text:p>### Overlay 'portrait' &gt; 22 &gt; button for 'l', disabled, handled by hidden button</text:p>
            <text:p>overlay0_desc22 = "l,0.16528,0.57771,rect,0.15139,0.04021"</text:p>
            <text:p>overlay0_desc22_overlay = p-btn-l.png</text:p>
            <text:p>overlay0_desc22_reach_x = 0</text:p>
            <text:p>overlay0_desc22_alpha_mod = 2</text:p>
            <text:p/>
            <text:p>### Overlay 'portrait' &gt; 23 &gt; hidden button 1 for ‘l’</text:p>
            <text:p>overlay0_desc23 = "l,0.08056,0.58793,radial,0.06667,0.03"</text:p>
            <text:p>overlay0_desc23_reach_x = 1.25</text:p>
            <text:p>overlay0_desc23_reach_y = 1.25</text:p>
            <text:p>overlay0_desc23_alpha_mod = 0</text:p>
            <text:p/>
            <text:p>### Overlay 'portrait' &gt; 24 &gt; hidden button 2 for ‘l’</text:p>
            <text:p>overlay0_desc24 = "l,0.16229,0.5727,radial,0.06667,0.03"</text:p>
            <text:p>overlay0_desc24_reach_x = 1.25</text:p>
            <text:p>overlay0_desc24_reach_y = 1.25</text:p>
            <text:p>overlay0_desc24_alpha_mod = 0</text:p>
            <text:p/>
            <text:p>### Overlay 'portrait' &gt; 25 &gt; hidden button 3 for ‘l’</text:p>
            <text:p>overlay0_desc25 = "l,0.25,0.5675,radial,0.06667,0.03"</text:p>
            <text:p>overlay0_desc25_reach_x = 1.25</text:p>
            <text:p>overlay0_desc25_reach_y = 1.25</text:p>
            <text:p>overlay0_desc25_alpha_mod = 0</text:p>
            <text:p/>
            <text:p>### Overlay 'portrait' &gt; 26 &gt; button for 'select'</text:p>
            <text:p>overlay0_desc26 = "select,0.41944,0.58793,radial,0.06667,0.03"</text:p>
            <text:p>overlay0_desc26_overlay = p-btn-select.png</text:p>
            <text:p>overlay0_desc26_reach_x = 1.25</text:p>
            <text:p>overlay0_desc26_reach_y = 1.25</text:p>
            <text:p>overlay0_desc26_alpha_mod = 2</text:p>
            <text:p/>
            <text:p>### Overlay 'portrait' &gt; 27 &gt; button for 'start'</text:p>
            <text:p>overlay0_desc27 = "start,0.58056,0.58793,radial,0.06667,0.03"</text:p>
            <text:p>overlay0_desc27_overlay = p-btn-start.png</text:p>
            <text:p>overlay0_desc27_reach_x = 1.25</text:p>
            <text:p>overlay0_desc27_reach_y = 1.25</text:p>
            <text:p>overlay0_desc27_alpha_mod = 2</text:p>
            <text:p/>
            <text:p>### Overlay 'portrait' &gt; 28 &gt; button for 'r', disabled, handled by hidden button</text:p>
            <text:p>overlay0_desc28 = "r,0.83472,0.57771,rect,0.15139,0.04021"</text:p>
            <text:p>overlay0_desc28_overlay = p-btn-r.png</text:p>
            <text:p>overlay0_desc28_reach_x = 0</text:p>
            <text:p>overlay0_desc28_alpha_mod = 2</text:p>
            <text:p/>
            <text:p>### Overlay 'portrait' &gt; 29 &gt; hidden button 1 for ‘r’</text:p>
            <text:p>overlay0_desc29 = "r,0.75,0.5675,radial,0.06667,0.03"</text:p>
            <text:p>overlay0_desc29_reach_x = 1.25</text:p>
            <text:p>overlay0_desc29_reach_y = 1.25</text:p>
            <text:p>overlay0_desc29_alpha_mod = 0</text:p>
            <text:p/>
            <text:p>### Overlay 'portrait' &gt; 30 &gt; hidden button 2 for ‘r’</text:p>
            <text:p>overlay0_desc30 = "r,0.83771,0.5727,radial,0.06667,0.03"</text:p>
            <text:p>overlay0_desc30_reach_x = 1.25</text:p>
            <text:p>overlay0_desc30_reach_y = 1.25</text:p>
            <text:p>overlay0_desc30_alpha_mod = 0</text:p>
            <text:p/>
            <text:p>### Overlay 'portrait' &gt; 31 &gt; hidden button 3 for ‘r’</text:p>
            <text:p>overlay0_desc31 = "r,0.91944,0.58793,radial,0.06667,0.03"</text:p>
            <text:p>overlay0_desc31_reach_x = 1.25</text:p>
            <text:p>overlay0_desc31_reach_y = 1.25</text:p>
            <text:p>overlay0_desc31_alpha_mod = 0</text:p>
            <text:p/>
            <text:p>### Overlay 'portrait' &gt; 32 &gt; button for 'up', disabled, handled by dpad_area</text:p>
            <text:p>overlay0_desc32 = "up,0.25,0.6625,radial,0.07778,0.035"</text:p>
            <text:p>overlay0_desc32_overlay = p-btn-dpad-up.png</text:p>
            <text:p>overlay0_desc32_reach_x = 0</text:p>
            <text:p>overlay0_desc32_alpha_mod = 2</text:p>
            <text:p/>
            <text:p>### Overlay 'portrait' &gt; 33 &gt; button for 'left', disabled, handled by dpad_area</text:p>
            <text:p>overlay0_desc33 = "left,0.12222,0.72,radial,0.07778,0.035"</text:p>
            <text:p>overlay0_desc33_overlay = p-btn-dpad-left.png</text:p>
            <text:p>overlay0_desc33_reach_x = 0</text:p>
            <text:p>overlay0_desc33_alpha_mod = 2</text:p>
            <text:p/>
            <text:p>### Overlay 'portrait' &gt; 34 &gt; button for 'right', disabled, handled by dpad_area</text:p>
            <text:p>overlay0_desc34 = "right,0.37778,0.72,radial,0.07778,0.035"</text:p>
            <text:p>overlay0_desc34_overlay = p-btn-dpad-right.png</text:p>
            <text:p>overlay0_desc34_reach_x = 0</text:p>
            <text:p>overlay0_desc34_alpha_mod = 2</text:p>
            <text:p/>
            <text:p>### Overlay 'portrait' &gt; 35 &gt; button for 'down', disabled, handled by dpad_area</text:p>
            <text:p>overlay0_desc35 = "down,0.25,0.7775,radial,0.07778,0.035"</text:p>
            <text:p>overlay0_desc35_overlay = p-btn-dpad-down.png</text:p>
            <text:p>overlay0_desc35_reach_x = 0</text:p>
            <text:p>overlay0_desc35_alpha_mod = 2</text:p>
            <text:p/>
            <text:p>### Overlay 'portrait' &gt; 36 &gt; button for 'up|left', disabled, handled by dpad_area</text:p>
            <text:p>overlay0_desc36 = "up|left,0.11644,0.6599,radial,0.01667,0.0075"</text:p>
            <text:p>overlay0_desc36_overlay = p-btn-corner.png</text:p>
            <text:p>overlay0_desc36_reach_x = 0</text:p>
            <text:p>overlay0_desc36_alpha_mod = 2</text:p>
            <text:p/>
            <text:p>### Overlay 'portrait' &gt; 37 &gt; button for 'up|right', disabled, handled by dpad_area</text:p>
            <text:p>overlay0_desc37 = "up|right,0.38356,0.6599,radial,0.01667,0.0075"</text:p>
            <text:p>overlay0_desc37_overlay = p-btn-corner.png</text:p>
            <text:p>overlay0_desc37_reach_x = 0</text:p>
            <text:p>overlay0_desc37_alpha_mod = 2</text:p>
            <text:p/>
            <text:p>### Overlay 'portrait' &gt; 38 &gt; button for 'down|left', disabled, handled by dpad_area</text:p>
            <text:p>overlay0_desc38 = "down|left,0.11644,0.7801,radial,0.01667,0.0075"</text:p>
            <text:p>overlay0_desc38_overlay = p-btn-corner.png</text:p>
            <text:p>overlay0_desc38_reach_x = 0</text:p>
            <text:p>overlay0_desc38_alpha_mod = 2</text:p>
            <text:p/>
            <text:p>### Overlay 'portrait' &gt; 39 &gt; button for 'down|right', disabled, handled by dpad_area</text:p>
            <text:p>overlay0_desc39 = "down|right,0.38356,0.7801,radial,0.01667,0.0075"</text:p>
            <text:p>overlay0_desc39_overlay = p-btn-corner.png</text:p>
            <text:p>overlay0_desc39_reach_x = 0</text:p>
            <text:p>overlay0_desc39_alpha_mod = 2</text:p>
            <text:p/>
            <text:p>### Overlay 'portrait' &gt; 40 &gt; handler for 'dpad_area'</text:p>
            <text:p>overlay0_desc40 = "dpad_area,0.25,0.72,radial,0.22778,0.1025"</text:p>
            <text:p>overlay0_desc40_overlay = p-area-dpad.png</text:p>
            <text:p>overlay0_desc40_reach_x = 1.25</text:p>
            <text:p>overlay0_desc40_reach_y = 1.25</text:p>
            <text:p>overlay0_desc40_alpha_mod = 1</text:p>
            <text:p/>
            <text:p>### Overlay 'portrait' &gt; 41 &gt; button for 'a’</text:p>
            <text:p>overlay0_desc41 = "a,0.84382,0.69563,radial,0.09722,0.04375"</text:p>
            <text:p>overlay0_desc41_overlay = p-btn-act2-a.png</text:p>
            <text:p>overlay0_desc41_reach_x = 1.25</text:p>
            <text:p>overlay0_desc41_reach_y = 1.25</text:p>
            <text:p>overlay0_desc41_alpha_mod = 2</text:p>
            <text:p/>
            <text:p>### Overlay 'portrait' &gt; 42 &gt; button for 'b’</text:p>
            <text:p>overlay0_desc42 = "b,0.65618,0.74438,radial,0.09722,0.04375"</text:p>
            <text:p>overlay0_desc42_overlay = p-btn-act2-b.png</text:p>
            <text:p>overlay0_desc42_reach_x = 1.25</text:p>
            <text:p>overlay0_desc42_reach_y = 1.25</text:p>
            <text:p>overlay0_desc42_alpha_mod = 2</text:p>
            <text:p/>
            <text:p>### Overlay 'portrait' &gt; 43 &gt; decoration 1 for ‘a|b’ corner</text:p>
            <text:p>overlay0_desc43 = "nul,0.65556,0.64639,radial,0.01667,0.0075"</text:p>
            <text:p>overlay0_desc43_overlay = p-btn-corner.png</text:p>
            <text:p>overlay0_desc43_reach_x = 0</text:p>
            <text:p>overlay0_desc43_alpha_mod = 2</text:p>
            <text:p/>
            <text:p>### Overlay 'portrait' &gt; 44 &gt; decoration 2 for ‘a|b’ corner</text:p>
            <text:p>overlay0_desc44 = "nul,0.84444,0.79361,radial,0.01667,0.0075"</text:p>
            <text:p>overlay0_desc44_overlay = p-btn-corner.png</text:p>
            <text:p>overlay0_desc44_reach_x = 0</text:p>
            <text:p>overlay0_desc44_alpha_mod = 2</text:p>
            <text:p/>
            <text:p>### Overlay 'portrait' &gt; 45 &gt; decoration border for 'abxy_area'</text:p>
            <text:p>overlay0_desc45 = "nul,0.75,0.72,radial,0.22778,0.1025"</text:p>
            <text:p>overlay0_desc45_overlay = p-area-act.png</text:p>
            <text:p>overlay0_desc45_reach_x = 0</text:p>
            <text:p>overlay0_desc45_alpha_mod = 1</text:p>
            <text:p/>
            <text:p>### Overlay 'portrait' &gt; 46 &gt; link to landscape overlay</text:p>
            <text:p>overlay0_desc46 = "overlay_next,0,0,radial,0,0"</text:p>
            <text:p>overlay0_desc46_reach_x = 0</text:p>
            <text:p>overlay0_desc46_alpha_mod = 0</text:p>
            <text:p>overlay0_desc46_next_target = "landscape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8:16:23.104301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08T18:29:50.030090901</dc:date>
    <meta:editing-duration>PT22H54M15S</meta:editing-duration>
    <meta:editing-cycles>53</meta:editing-cycles>
    <meta:generator>LibreOffice/24.2.2.2$Linux_X86_64 LibreOffice_project/420$Build-2</meta:generator>
    <meta:document-statistic meta:table-count="3" meta:cell-count="1366" meta:object-count="0"/>
  </office:meta>
</office:document-meta>
</file>